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1.556cm"/>
    </style:style>
    <style:style style:name="co3" style:family="table-column">
      <style:table-column-properties fo:break-before="auto" style:column-width="5.069cm"/>
    </style:style>
    <style:style style:name="co4" style:family="table-column">
      <style:table-column-properties fo:break-before="auto" style:column-width="3.528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2.789cm"/>
    </style:style>
    <style:style style:name="co7" style:family="table-column">
      <style:table-column-properties fo:break-before="auto" style:column-width="5.316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378cm"/>
    </style:style>
    <style:style style:name="co12" style:family="table-column">
      <style:table-column-properties fo:break-before="auto" style:column-width="4.978cm"/>
    </style:style>
    <style:style style:name="co13" style:family="table-column">
      <style:table-column-properties fo:break-before="auto" style:column-width="3.374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1.863cm"/>
    </style:style>
    <style:style style:name="co16" style:family="table-column">
      <style:table-column-properties fo:break-before="auto" style:column-width="2.048cm"/>
    </style:style>
    <style:style style:name="co17" style:family="table-column">
      <style:table-column-properties fo:break-before="auto" style:column-width="1.401cm"/>
    </style:style>
    <style:style style:name="co18" style:family="table-column">
      <style:table-column-properties fo:break-before="auto" style:column-width="1.986cm"/>
    </style:style>
    <style:style style:name="co19" style:family="table-column">
      <style:table-column-properties fo:break-before="auto" style:column-width="2.88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2.327cm"/>
    </style:style>
    <style:style style:name="co22" style:family="table-column">
      <style:table-column-properties fo:break-before="auto" style:column-width="3.189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432cm"/>
    </style:style>
    <style:style style:name="co26" style:family="table-column">
      <style:table-column-properties fo:break-before="auto" style:column-width="4.701cm"/>
    </style:style>
    <style:style style:name="co2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J2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J2"/>
    </style:style>
    <style:style style:name="ce8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9" style:family="table-cell" style:parent-style-name="Default">
      <style:map style:condition="is-true-formula([Feuille1.C23]=0)" style:apply-style-name="Cellule_20_grisée" style:base-cell-address="Feuille1.E23"/>
    </style:style>
    <style:style style:name="ce10" style:family="table-cell" style:parent-style-name="Default">
      <style:map style:condition="is-true-formula([Feuille1.C22]=0)" style:apply-style-name="Cellule_20_grisée" style:base-cell-address="Feuille1.E22"/>
    </style:style>
    <style:style style:name="ce11" style:family="table-cell" style:parent-style-name="Default">
      <style:map style:condition="is-true-formula([Feuille1.C23]=0)" style:apply-style-name="Cellule_20_grisée" style:base-cell-address="Feuille1.E23"/>
    </style:style>
    <style:style style:name="ce12" style:family="table-cell" style:parent-style-name="Default">
      <style:map style:condition="is-true-formula([Feuille1.C22]=0)" style:apply-style-name="Cellule_20_grisée" style:base-cell-address="Feuille1.F22"/>
    </style:style>
    <style:style style:name="ce13" style:family="table-cell" style:parent-style-name="Default">
      <style:map style:condition="is-true-formula([Feuille1.C22]=0)" style:apply-style-name="Cellule_20_grisée" style:base-cell-address="Feuille1.F22"/>
    </style:style>
    <style:style style:name="ce14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5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22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3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32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3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3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3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32])" table:allow-empty-cell="true" table:display-list="unsorted" table:base-cell-address="Feuille1.X21"/>
        <table:content-validation table:name="val7" table:condition="of:cell-content-is-in-list([$Feuille1.$A$34:.$A$13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ce8"/>
        <table:table-column table:style-name="co5" table:default-cell-style-name="ce9"/>
        <table:table-column table:style-name="co6" table:default-cell-style-name="ce12"/>
        <table:table-column table:style-name="co7" table:default-cell-style-name="ce4"/>
        <table:table-column table:style-name="co8" table:default-cell-style-name="ce14"/>
        <table:table-column table:style-name="co9" table:default-cell-style-name="ce11"/>
        <table:table-column table:style-name="co10" table:default-cell-style-name="ce11"/>
        <table:table-column table:style-name="co11" table:default-cell-style-name="ce4"/>
        <table:table-column table:style-name="co8" table:default-cell-style-name="ce15"/>
        <table:table-column table:style-name="co9" table:default-cell-style-name="ce11"/>
        <table:table-column table:style-name="co10" table:default-cell-style-name="ce11"/>
        <table:table-column table:style-name="co12" table:default-cell-style-name="ce4"/>
        <table:table-column table:style-name="co8" table:default-cell-style-name="ce15"/>
        <table:table-column table:style-name="co9" table:default-cell-style-name="ce11"/>
        <table:table-column table:style-name="co10" table:default-cell-style-name="ce11"/>
        <table:table-column table:style-name="co13" table:default-cell-style-name="Default"/>
        <table:table-column table:style-name="co8" table:default-cell-style-name="ce11"/>
        <table:table-column table:style-name="co9" table:default-cell-style-name="ce11"/>
        <table:table-column table:style-name="co10" table:default-cell-style-name="ce15"/>
        <table:table-column table:style-name="co14" table:default-cell-style-name="Default"/>
        <table:table-column table:style-name="co8" table:default-cell-style-name="ce11"/>
        <table:table-column table:style-name="co9" table:default-cell-style-name="ce11"/>
        <table:table-column table:style-name="co10" table:default-cell-style-name="ce15"/>
        <table:table-column table:style-name="co15" table:default-cell-style-name="ce16"/>
        <table:table-column table:style-name="co16" table:default-cell-style-name="ce18"/>
        <table:table-column table:style-name="co17" table:default-cell-style-name="ce20"/>
        <table:table-column table:style-name="co18" table:default-cell-style-name="ce23"/>
        <table:table-column table:style-name="co19" table:default-cell-style-name="ce25"/>
        <table:table-column table:style-name="co20" table:number-columns-repeated="2" table:default-cell-style-name="ce26"/>
        <table:table-column table:style-name="co21" table:default-cell-style-name="ce25"/>
        <table:table-column table:style-name="co14" table:default-cell-style-name="ce4"/>
        <table:table-column table:style-name="co22" table:default-cell-style-name="ce29"/>
        <table:table-column table:style-name="co20" table:default-cell-style-name="ce31"/>
        <table:table-column table:style-name="co23" table:default-cell-style-name="ce32"/>
        <table:table-column table:style-name="co24" table:default-cell-style-name="ce20"/>
        <table:table-column table:style-name="co1" table:default-cell-style-name="ce34"/>
        <table:table-column table:style-name="co23" table:default-cell-style-name="ce30"/>
        <table:table-column table:style-name="co17" table:default-cell-style-name="ce32"/>
        <table:table-column table:style-name="co25" table:default-cell-style-name="ce21"/>
        <table:table-column table:style-name="co26" table:default-cell-style-name="ce35"/>
        <table:table-column table:style-name="co27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table:style-name="ce4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style-name="ce27"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table:style-name="ce4" office:value-type="float" office:value="0">
            <text:p>0</text:p>
          </table:table-cell>
          <table:table-cell/>
          <table:table-cell table:style-name="ce10"/>
          <table:table-cell table:style-name="ce13"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34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Alpha2_laserExt</text:p>
          </table:table-cell>
          <table:table-cell office:value-type="string">
            <text:p>V_laserM</text:p>
          </table:table-cell>
          <table:table-cell table:style-name="ce9"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22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34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Alpha2_laserExt</text:p>
          </table:table-cell>
          <table:table-cell office:value-type="string">
            <text:p>V_laserM</text:p>
          </table:table-cell>
          <table:table-cell table:style-name="ce9"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6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6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V_Sigma1_laser90</text:p>
          </table:table-cell>
          <table:table-cell table:style-name="ce8" office:value-type="string">
            <text:p>V_laserM_abitfast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office:value-type="string">
            <text:p>V_Sigma1_laser180</text:p>
          </table:table-cell>
          <table:table-cell table:style-name="ce8" office:value-type="string">
            <text:p>V_laserM_abitfast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office:value-type="string">
            <text:p>V_Sigma1_laser270</text:p>
          </table:table-cell>
          <table:table-cell table:style-name="ce8" office:value-type="string">
            <text:p>V_laserM_abit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table:style-name="ce17"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ce27"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6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V_Sigma1_laser90</text:p>
          </table:table-cell>
          <table:table-cell table:style-name="ce8" office:value-type="string">
            <text:p>V_laserM_abitfast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office:value-type="string">
            <text:p>V_Sigma1_laser180</text:p>
          </table:table-cell>
          <table:table-cell table:style-name="ce8" office:value-type="string">
            <text:p>V_laserM_abitfast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office:value-type="string">
            <text:p>V_Sigma1_laser270</text:p>
          </table:table-cell>
          <table:table-cell table:style-name="ce8" office:value-type="string">
            <text:p>V_laserM_abit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table:style-name="ce17"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ce27"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7" office:value-type="float" office:value="0">
            <text:p>0</text:p>
          </table:table-cell>
          <table:table-cell/>
          <table:table-cell table:style-name="ce11"/>
          <table:table-cell table:style-name="ce13"/>
          <table:table-cell table:style-name="ce7" office:value-type="float" office:value="0">
            <text:p>0</text:p>
          </table:table-cell>
          <table:table-cell table:style-name="ce8"/>
          <table:table-cell table:number-columns-repeated="2"/>
          <table:table-cell table:style-name="ce7" office:value-type="float" office:value="0">
            <text:p>0</text:p>
          </table:table-cell>
          <table:table-cell table:style-name="ce8"/>
          <table:table-cell table:number-columns-repeated="2"/>
          <table:table-cell table:style-name="ce7" office:value-type="float" office:value="0">
            <text:p>0</text:p>
          </table:table-cell>
          <table:table-cell table:style-name="ce8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6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V_Sigma2_laser90</text:p>
          </table:table-cell>
          <table:table-cell table:style-name="ce8" office:value-type="string">
            <text:p>V_laserM_fast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office:value-type="string">
            <text:p>V_Sigma2_laser180</text:p>
          </table:table-cell>
          <table:table-cell table:style-name="ce8" office:value-type="string">
            <text:p>V_laserM_fast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office:value-type="string">
            <text:p>V_Sigma2_laser270</text:p>
          </table:table-cell>
          <table:table-cell table:style-name="ce8" office:value-type="string">
            <text:p>V_laserM_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table:style-name="ce17"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style-name="ce27"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6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6" office:value-type="string">
            <text:p>V_Sigma2_laser90</text:p>
          </table:table-cell>
          <table:table-cell table:style-name="ce8" office:value-type="string">
            <text:p>V_laserM_fast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office:value-type="string">
            <text:p>V_Sigma2_laser180</text:p>
          </table:table-cell>
          <table:table-cell table:style-name="ce8" office:value-type="string">
            <text:p>V_laserM_fast</text:p>
          </table:table-cell>
          <table:table-cell table:number-columns-repeated="2" table:style-name="ce9" office:value-type="float" office:value="0">
            <text:p>0</text:p>
          </table:table-cell>
          <table:table-cell table:style-name="ce6" office:value-type="string">
            <text:p>V_Sigma2_laser270</text:p>
          </table:table-cell>
          <table:table-cell table:style-name="ce8" office:value-type="string">
            <text:p>V_laserM_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table:style-name="ce17"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style-name="ce27"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6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6" office:value-type="string">
            <text:p>V_Sigma3_laser180</text:p>
          </table:table-cell>
          <table:table-cell table:style-name="ce8" office:value-type="string">
            <text:p>V_laserM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5</text:p>
          </table:table-cell>
          <table:table-cell table:style-name="ce6" office:value-type="string">
            <text:p>V_Sigma3_laser</text:p>
          </table:table-cell>
          <table:table-cell table:style-name="ce8" office:value-type="string">
            <text:p>V_laserM_slow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5</text:p>
          </table:table-cell>
          <table:table-cell table:style-name="ce6" office:value-type="string">
            <text:p>V_Sigma3_laser180</text:p>
          </table:table-cell>
          <table:table-cell table:style-name="ce8" office:value-type="string">
            <text:p>V_laserM_slow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13"/>
          <table:table-cell table:style-name="ce8"/>
          <table:table-cell office:value-type="float" office:value="0">
            <text:p>0</text:p>
          </table:table-cell>
          <table:table-cell/>
          <table:table-cell table:style-name="ce13"/>
          <table:table-cell table:style-name="ce8"/>
          <table:table-cell table:style-name="ce17"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style-name="ce27"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6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6" office:value-type="string">
            <text:p>V_Sigma3_laser180</text:p>
          </table:table-cell>
          <table:table-cell table:style-name="ce8" office:value-type="string">
            <text:p>V_laserM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5</text:p>
          </table:table-cell>
          <table:table-cell table:style-name="ce6" office:value-type="string">
            <text:p>V_Sigma3_laser</text:p>
          </table:table-cell>
          <table:table-cell table:style-name="ce8" office:value-type="string">
            <text:p>V_laserM_slow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5</text:p>
          </table:table-cell>
          <table:table-cell table:style-name="ce6" office:value-type="string">
            <text:p>V_Sigma3_laser180</text:p>
          </table:table-cell>
          <table:table-cell table:style-name="ce8" office:value-type="string">
            <text:p>V_laserM_slow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13"/>
          <table:table-cell table:style-name="ce8"/>
          <table:table-cell office:value-type="float" office:value="0">
            <text:p>0</text:p>
          </table:table-cell>
          <table:table-cell/>
          <table:table-cell table:style-name="ce13"/>
          <table:table-cell table:style-name="ce8"/>
          <table:table-cell table:style-name="ce17"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style-name="ce27"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Beta1_laser_supportL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V_Beta1_laser_supportR</text:p>
          </table:table-cell>
          <table:table-cell table:style-name="ce8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27"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table:number-columns-repeated="980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V_Beta1_laser_supportL_exit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5" office:value-type="string">
            <text:p>V_Beta1_laser_supportR_exit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ce27"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table:style-name="ce4"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ce27"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Beta2_laser_support40</text:p>
          </table:table-cell>
          <table:table-cell table:style-name="ce8" office:value-type="string">
            <text:p>V_laserM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V_Beta2_laser_support180</text:p>
          </table:table-cell>
          <table:table-cell table:style-name="ce8" office:value-type="string">
            <text:p>V_laserM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5" office:value-type="string">
            <text:p>V_Beta2_laser_support320</text:p>
          </table:table-cell>
          <table:table-cell table:style-name="ce8" office:value-type="string">
            <text:p>V_laserM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8"/>
          <table:table-cell table:style-name="ce4" office:value-type="float" office:value="0">
            <text:p>0</text:p>
          </table:table-cell>
          <table:table-cell table:style-name="ce8"/>
          <table:table-cell/>
          <table:table-cell table:style-name="ce1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27"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ce27" table:content-validation-name="val3" office:value-type="string">
            <text:p>ghost</text:p>
          </table:table-cell>
          <table:table-cell table:style-name="ce27"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table:style-name="ce5" office:value-type="string">
            <text:p>V_Beta3_laser2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string">
            <text:p>V_Beta3_dragonball</text:p>
          </table:table-cell>
          <table:table-cell table:style-name="ce8" office:value-type="string">
            <text:p>V_fireball_fas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5" office:value-type="string">
            <text:p>V_Beta3_laser_support</text:p>
          </table:table-cell>
          <table:table-cell table:style-name="ce8" office:value-type="string">
            <text:p>V_laserM_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style-name="ce27"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table:style-name="ce5" office:value-type="string">
            <text:p>V_Beta3_laser2NoLock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5" office:value-type="string">
            <text:p>V_Beta3_dragonballNoLock</text:p>
          </table:table-cell>
          <table:table-cell table:style-name="ce8" office:value-type="string">
            <text:p>V_fireball_fast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5" office:value-type="string">
            <text:p>V_Beta3_laser_support</text:p>
          </table:table-cell>
          <table:table-cell table:style-name="ce8" office:value-type="string">
            <text:p>V_laserM_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office:value-type="float" office:value="0">
            <text:p>0</text:p>
          </table:table-cell>
          <table:table-cell table:number-columns-repeated="2"/>
          <table:table-cell table:style-name="ce8"/>
          <table:table-cell table:style-name="ce17"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style-name="ce27"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table:style-name="ce5" office:value-type="string">
            <text:p>V_Delta1_laser_extR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2</text:p>
          </table:table-cell>
          <table:table-cell table:style-name="ce5" office:value-type="string">
            <text:p>V_Delta1_laser_intL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2</text:p>
          </table:table-cell>
          <table:table-cell table:style-name="ce5" office:value-type="string">
            <text:p>V_Delta1_laser_intR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2</text:p>
          </table:table-cell>
          <table:table-cell table:style-name="ce5" office:value-type="string">
            <text:p>V_Delta1_blast</text:p>
          </table:table-cell>
          <table:table-cell table:style-name="ce8" office:value-type="string">
            <text:p>V_laserXL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/>
          <table:table-cell table:style-name="ce13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style-name="ce31"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table:style-name="ce20" office:value-type="float" office:value="25">
            <text:p>25</text:p>
          </table:table-cell>
          <table:table-cell table:style-name="ce34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Delta2_ring1M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string">
            <text:p>V_Delta2_ring1R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string">
            <text:p>V_Delta2_ring2L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3</text:p>
          </table:table-cell>
          <table:table-cell table:style-name="ce5" office:value-type="string">
            <text:p>V_Delta2_ring2M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3</text:p>
          </table:table-cell>
          <table:table-cell table:style-name="ce5" office:value-type="string">
            <text:p>V_Delta2_ring2R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Delta2_ring1M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5" office:value-type="string">
            <text:p>V_Delta2_ring1R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3</text:p>
          </table:table-cell>
          <table:table-cell table:style-name="ce17"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Delta3_laser1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0.8</text:p>
          </table:table-cell>
          <table:table-cell table:style-name="ce5" office:value-type="string">
            <text:p>V_Delta3_laser2L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1.1</text:p>
          </table:table-cell>
          <table:table-cell table:style-name="ce5" office:value-type="string">
            <text:p>V_Delta3_laser2R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1.1</text:p>
          </table:table-cell>
          <table:table-cell table:style-name="ce5" office:value-type="string">
            <text:p>V_Delta3_laser3L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1.15</text:p>
          </table:table-cell>
          <table:table-cell table:style-name="ce5" office:value-type="string">
            <text:p>V_Delta3_laser3R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1.15</text:p>
          </table:table-cell>
          <table:table-cell table:style-name="ce17"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string">
            <text:p>V_Delta3_laser1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2.8</text:p>
          </table:table-cell>
          <table:table-cell table:style-name="ce5" office:value-type="string">
            <text:p>V_Delta3_laser2L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3.1</text:p>
          </table:table-cell>
          <table:table-cell table:style-name="ce5" office:value-type="string">
            <text:p>V_Delta3_laser2R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3.1</text:p>
          </table:table-cell>
          <table:table-cell table:style-name="ce5" office:value-type="string">
            <text:p>V_Delta3_laser3L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3.15</text:p>
          </table:table-cell>
          <table:table-cell table:style-name="ce5" office:value-type="string">
            <text:p>V_Delta3_laser3R</text:p>
          </table:table-cell>
          <table:table-cell table:style-name="ce8" office:value-type="string">
            <text:p>V_laserM_abitfast</text:p>
          </table:table-cell>
          <table:table-cell table:style-name="ce9" office:value-type="float" office:value="0">
            <text:p>0</text:p>
          </table:table-cell>
          <table:table-cell table:style-name="ce12" office:value-type="string">
            <text:p>3.15</text:p>
          </table:table-cell>
          <table:table-cell table:style-name="ce17"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style-name="ce24"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Gamma2_missile</text:p>
          </table:table-cell>
          <table:table-cell office:value-type="string">
            <text:p>V_missile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style-name="ce24"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Gamma2_missile</text:p>
          </table:table-cell>
          <table:table-cell office:value-type="string">
            <text:p>V_missile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style-name="ce24" table:content-validation-name="val2"/>
          <table:table-cell office:value-type="float" office:value="30">
            <text:p>30</text:p>
          </table:table-cell>
          <table:table-cell table:style-name="ce27"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Gamma2_missile</text:p>
          </table:table-cell>
          <table:table-cell office:value-type="string">
            <text:p>V_missile</text:p>
          </table:table-cell>
          <table:table-cell table:style-name="ce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style-name="ce24" table:content-validation-name="val2"/>
          <table:table-cell office:value-type="float" office:value="30">
            <text:p>30</text:p>
          </table:table-cell>
          <table:table-cell table:style-name="ce27"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Gamma3_laserR</text:p>
          </table:table-cell>
          <table:table-cell table:style-name="ce8" office:value-type="string">
            <text:p>V_laserM_V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style-name="ce24"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Gamma3_laserR</text:p>
          </table:table-cell>
          <table:table-cell table:style-name="ce8" office:value-type="string">
            <text:p>V_laserM_V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style-name="ce24"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Gamma3_laserR</text:p>
          </table:table-cell>
          <table:table-cell table:style-name="ce8" office:value-type="string">
            <text:p>V_laserM_Vfast</text:p>
          </table:table-cell>
          <table:table-cell table:number-columns-repeated="2"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style-name="ce19"/>
          <table:table-cell table:style-name="ce21"/>
          <table:table-cell table:style-name="ce24"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/>
          <table:table-cell table:style-name="ce11"/>
          <table:table-cell table:style-name="ce1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/>
          <table:table-cell table:style-name="ce11"/>
          <table:table-cell table:style-name="ce1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/>
          <table:table-cell table:style-name="ce11"/>
          <table:table-cell table:style-name="ce1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/>
          <table:table-cell table:style-name="ce11"/>
          <table:table-cell table:style-name="ce1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/>
          <table:table-cell table:style-name="ce11"/>
          <table:table-cell table:style-name="ce1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/>
          <table:table-cell table:style-name="ce11"/>
          <table:table-cell table:style-name="ce1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ce28"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table:number-columns-repeated="980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table:number-columns-repeated="980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table:number-columns-repeated="980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table:number-columns-repeated="980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table:number-columns-repeated="980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table:number-columns-repeated="980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table:number-columns-repeated="980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table:number-columns-repeated="980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table:number-columns-repeated="980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table:number-columns-repeated="980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table:style-name="ce13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table:number-columns-repeated="980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table:number-columns-repeated="980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table:number-columns-repeated="980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table:number-columns-repeated="980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table:style-name="ce13"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table:number-columns-repeated="980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table:number-columns-repeated="980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table:number-columns-repeated="980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table:number-columns-repeated="980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table:number-columns-repeated="980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table:number-columns-repeated="980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table:style-name="ce13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table:number-columns-repeated="980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table:number-columns-repeated="980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table:number-columns-repeated="980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table:number-columns-repeated="980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table:style-name="ce13"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table:number-columns-repeated="980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table:number-columns-repeated="980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table:number-columns-repeated="980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table:number-columns-repeated="980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table:number-columns-repeated="980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table:number-columns-repeated="980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table:style-name="ce13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table:number-columns-repeated="980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table:number-columns-repeated="980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table:number-columns-repeated="980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13"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table:number-columns-repeated="980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table:style-name="ce13"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style-name="ce17"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style-name="ce31"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table:style-name="ce20"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table:number-columns-repeated="980"/>
        </table:table-row>
        <table:table-row table:style-name="ro2">
          <table:table-cell office:value-type="string">
            <text:p>V_AlphaGold_Death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ce28"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/>
          <table:table-cell table:style-name="ce21"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table:style-name="ce4" office:value-type="float" office:value="0">
            <text:p>0</text:p>
          </table:table-cell>
          <table:table-cell/>
          <table:table-cell table:style-name="ce11"/>
          <table:table-cell table:style-name="ce1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33"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33"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4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33"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3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33"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2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33"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Wait1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33"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1_Start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1_Routine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BetaGold_laser</text:p>
          </table:table-cell>
          <table:table-cell table:style-name="ce8" office:value-type="string">
            <text:p>V_laserM_fast</text:p>
          </table:table-cell>
          <table:table-cell table:style-name="ce9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1_End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7"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0"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calcext:conditional-formats>
          <calcext:conditional-format calcext:target-range-address="Feuille1.H21:Feuille1.H25 Feuille1.H33:Feuille1.H33 Feuille1.H36:Feuille1.H37 Feuille1.H39:Feuille1.H40 Feuille1.H43:Feuille1.H43 Feuille1.H45:Feuille1.H46 Feuille1.H49:Feuille1.H49 Feuille1.H52:Feuille1.H55 Feuille1.H60:Feuille1.H108 Feuille1.H110:Feuille1.H111">
            <calcext:condition calcext:apply-style-name="Cellule grisée" calcext:value="formula-is([Feuille1.F21]=0)" calcext:base-cell-address="Feuille1.G21"/>
            <calcext:condition calcext:apply-style-name="Cellule invalide" calcext:value="formula-is(AND([Feuille1.F21]&lt;&gt;0;[Feuille1.G21]=&quot;&quot;))" calcext:base-cell-address="Feuille1.G21"/>
          </calcext:conditional-format>
          <calcext:conditional-format calcext:target-range-address="Feuille1.L21:Feuille1.L21 Feuille1.P21:Feuille1.P21 Feuille1.V21:Feuille1.V21 Feuille1.Z21:Feuille1.Z21 Feuille1.L22:Feuille1.L22 Feuille1.P22:Feuille1.P22 Feuille1.V22:Feuille1.V22 Feuille1.Z22:Feuille1.Z22 Feuille1.L23:Feuille1.L23 Feuille1.P23:Feuille1.P23 Feuille1.V23:Feuille1.V23 Feuille1.Z23:Feuille1.Z23 Feuille1.L24:Feuille1.L24 Feuille1.P24:Feuille1.P24 Feuille1.V24:Feuille1.V24 Feuille1.Z24:Feuille1.Z24 Feuille1.L25:Feuille1.L25 Feuille1.P25:Feuille1.P25 Feuille1.V25:Feuille1.V25 Feuille1.Z25:Feuille1.Z25 Feuille1.L33:Feuille1.L33 Feuille1.P33:Feuille1.P33 Feuille1.V33:Feuille1.V33 Feuille1.Z33:Feuille1.Z33 Feuille1.P34:Feuille1.P34 Feuille1.V34:Feuille1.V34 Feuille1.Z34:Feuille1.Z34 Feuille1.P35:Feuille1.P35 Feuille1.V35:Feuille1.V35 Feuille1.Z35:Feuille1.Z35 Feuille1.L36:Feuille1.L36 Feuille1.P36:Feuille1.P36 Feuille1.V36:Feuille1.V36 Feuille1.Z36:Feuille1.Z36 Feuille1.L37:Feuille1.L37 Feuille1.P37:Feuille1.P37 Feuille1.V37:Feuille1.V37 Feuille1.Z37:Feuille1.Z37 Feuille1.L39:Feuille1.L39 Feuille1.P39:Feuille1.P39 Feuille1.V39:Feuille1.V39 Feuille1.Z39:Feuille1.Z39 Feuille1.L40:Feuille1.L40 Feuille1.P40:Feuille1.P40 Feuille1.V40:Feuille1.V40 Feuille1.Z40:Feuille1.Z40 Feuille1.L43:Feuille1.L43 Feuille1.P43:Feuille1.P43 Feuille1.V43:Feuille1.V43 Feuille1.Z43:Feuille1.Z43 Feuille1.L45:Feuille1.L45 Feuille1.P45:Feuille1.P45 Feuille1.V45:Feuille1.V45 Feuille1.Z45:Feuille1.Z45 Feuille1.L46:Feuille1.L46 Feuille1.P46:Feuille1.P46 Feuille1.V46:Feuille1.V46 Feuille1.Z46:Feuille1.Z46 Feuille1.L49:Feuille1.L49 Feuille1.P49:Feuille1.P49 Feuille1.V49:Feuille1.V49 Feuille1.Z49:Feuille1.Z49 Feuille1.L52:Feuille1.L52 Feuille1.P52:Feuille1.P52 Feuille1.V52:Feuille1.V52 Feuille1.Z52:Feuille1.Z52 Feuille1.L53:Feuille1.L53 Feuille1.P53:Feuille1.P53 Feuille1.V53:Feuille1.V53 Feuille1.Z53:Feuille1.Z53 Feuille1.L54:Feuille1.L54 Feuille1.P54:Feuille1.P54 Feuille1.V54:Feuille1.V54 Feuille1.Z54:Feuille1.Z54 Feuille1.L55:Feuille1.L55 Feuille1.P55:Feuille1.P55 Feuille1.V55:Feuille1.V55 Feuille1.Z55:Feuille1.Z55 Feuille1.L56:Feuille1.L56 Feuille1.P56:Feuille1.P56 Feuille1.V56:Feuille1.V56 Feuille1.Z56:Feuille1.Z56 Feuille1.L57:Feuille1.L57 Feuille1.P57:Feuille1.P57 Feuille1.V57:Feuille1.V57 Feuille1.Z57:Feuille1.Z57 Feuille1.L58:Feuille1.L58 Feuille1.P58:Feuille1.P58 Feuille1.V58:Feuille1.V58 Feuille1.Z58:Feuille1.Z58 Feuille1.L60:Feuille1.L60 Feuille1.P60:Feuille1.P60 Feuille1.V60:Feuille1.V60 Feuille1.Z60:Feuille1.Z60 Feuille1.L61:Feuille1.L61 Feuille1.P61:Feuille1.P61 Feuille1.V61:Feuille1.V61 Feuille1.Z61:Feuille1.Z61 Feuille1.L62:Feuille1.L62 Feuille1.P62:Feuille1.P62 Feuille1.V62:Feuille1.V62 Feuille1.Z62:Feuille1.Z62 Feuille1.L63:Feuille1.L63 Feuille1.P63:Feuille1.P63 Feuille1.V63:Feuille1.V63 Feuille1.Z63:Feuille1.Z63 Feuille1.L64:Feuille1.L64 Feuille1.P64:Feuille1.P64 Feuille1.V64:Feuille1.V64 Feuille1.Z64:Feuille1.Z64 Feuille1.L65:Feuille1.L65 Feuille1.P65:Feuille1.P65 Feuille1.V65:Feuille1.V65 Feuille1.Z65:Feuille1.Z65 Feuille1.L66:Feuille1.L66 Feuille1.P66:Feuille1.P66 Feuille1.V66:Feuille1.V66 Feuille1.Z66:Feuille1.Z66 Feuille1.L67:Feuille1.L67 Feuille1.P67:Feuille1.P67 Feuille1.V67:Feuille1.V67 Feuille1.Z67:Feuille1.Z67 Feuille1.L68:Feuille1.L68 Feuille1.P68:Feuille1.P68 Feuille1.V68:Feuille1.V68 Feuille1.Z68:Feuille1.Z68 Feuille1.L69:Feuille1.L69 Feuille1.P69:Feuille1.P69 Feuille1.V69:Feuille1.V69 Feuille1.Z69:Feuille1.Z69 Feuille1.L70:Feuille1.L70 Feuille1.P70:Feuille1.P70 Feuille1.V70:Feuille1.V70 Feuille1.Z70:Feuille1.Z70 Feuille1.L71:Feuille1.L71 Feuille1.P71:Feuille1.P71 Feuille1.V71:Feuille1.V71 Feuille1.Z71:Feuille1.Z71 Feuille1.L72:Feuille1.L72 Feuille1.P72:Feuille1.P72 Feuille1.V72:Feuille1.V72 Feuille1.Z72:Feuille1.Z72 Feuille1.L73:Feuille1.L73 Feuille1.P73:Feuille1.P73 Feuille1.V73:Feuille1.V73 Feuille1.Z73:Feuille1.Z73 Feuille1.L74:Feuille1.L74 Feuille1.P74:Feuille1.P74 Feuille1.V74:Feuille1.V74 Feuille1.Z74:Feuille1.Z74 Feuille1.L75:Feuille1.L75 Feuille1.P75:Feuille1.P75 Feuille1.V75:Feuille1.V75 Feuille1.Z75:Feuille1.Z75 Feuille1.L76:Feuille1.L76 Feuille1.P76:Feuille1.P76 Feuille1.V76:Feuille1.V76 Feuille1.Z76:Feuille1.Z76 Feuille1.L77:Feuille1.L77 Feuille1.P77:Feuille1.P77 Feuille1.V77:Feuille1.V77 Feuille1.Z77:Feuille1.Z77 Feuille1.L78:Feuille1.L78 Feuille1.P78:Feuille1.P78 Feuille1.V78:Feuille1.V78 Feuille1.Z78:Feuille1.Z78 Feuille1.L79:Feuille1.L79 Feuille1.P79:Feuille1.P79 Feuille1.V79:Feuille1.V79 Feuille1.Z79:Feuille1.Z79 Feuille1.L80:Feuille1.L80 Feuille1.P80:Feuille1.P80 Feuille1.V80:Feuille1.V80 Feuille1.Z80:Feuille1.Z80 Feuille1.L81:Feuille1.L81 Feuille1.P81:Feuille1.P81 Feuille1.V81:Feuille1.V81 Feuille1.Z81:Feuille1.Z81 Feuille1.L82:Feuille1.L82 Feuille1.P82:Feuille1.P82 Feuille1.V82:Feuille1.V82 Feuille1.Z82:Feuille1.Z82 Feuille1.L83:Feuille1.L83 Feuille1.P83:Feuille1.P83 Feuille1.V83:Feuille1.V83 Feuille1.Z83:Feuille1.Z83 Feuille1.L84:Feuille1.L84 Feuille1.P84:Feuille1.P84 Feuille1.V84:Feuille1.V84 Feuille1.Z84:Feuille1.Z84 Feuille1.L85:Feuille1.L85 Feuille1.P85:Feuille1.P85 Feuille1.V85:Feuille1.V85 Feuille1.Z85:Feuille1.Z85 Feuille1.L86:Feuille1.L86 Feuille1.P86:Feuille1.P86 Feuille1.V86:Feuille1.V86 Feuille1.Z86:Feuille1.Z86 Feuille1.L87:Feuille1.L87 Feuille1.P87:Feuille1.P87 Feuille1.V87:Feuille1.V87 Feuille1.Z87:Feuille1.Z87 Feuille1.L88:Feuille1.L88 Feuille1.P88:Feuille1.P88 Feuille1.V88:Feuille1.V88 Feuille1.Z88:Feuille1.Z88 Feuille1.L89:Feuille1.L89 Feuille1.P89:Feuille1.P89 Feuille1.V89:Feuille1.V89 Feuille1.Z89:Feuille1.Z89 Feuille1.L90:Feuille1.L90 Feuille1.P90:Feuille1.P90 Feuille1.V90:Feuille1.V90 Feuille1.Z90:Feuille1.Z90 Feuille1.L91:Feuille1.L91 Feuille1.P91:Feuille1.P91 Feuille1.V91:Feuille1.V91 Feuille1.Z91:Feuille1.Z91 Feuille1.L92:Feuille1.L92 Feuille1.P92:Feuille1.P92 Feuille1.V92:Feuille1.V92 Feuille1.Z92:Feuille1.Z92 Feuille1.L93:Feuille1.L93 Feuille1.P93:Feuille1.P93 Feuille1.V93:Feuille1.V93 Feuille1.Z93:Feuille1.Z93 Feuille1.L94:Feuille1.L94 Feuille1.P94:Feuille1.P94 Feuille1.V94:Feuille1.V94 Feuille1.Z94:Feuille1.Z94 Feuille1.L95:Feuille1.L95 Feuille1.P95:Feuille1.P95 Feuille1.V95:Feuille1.V95 Feuille1.Z95:Feuille1.Z95 Feuille1.L96:Feuille1.L96 Feuille1.P96:Feuille1.P96 Feuille1.V96:Feuille1.V96 Feuille1.Z96:Feuille1.Z96 Feuille1.L97:Feuille1.L97 Feuille1.P97:Feuille1.P97 Feuille1.V97:Feuille1.V97 Feuille1.Z97:Feuille1.Z97 Feuille1.L98:Feuille1.L98 Feuille1.P98:Feuille1.P98 Feuille1.V98:Feuille1.V98 Feuille1.Z98:Feuille1.Z98 Feuille1.L99:Feuille1.L99 Feuille1.P99:Feuille1.P99 Feuille1.V99:Feuille1.V99 Feuille1.Z99:Feuille1.Z99 Feuille1.L100:Feuille1.L100 Feuille1.P100:Feuille1.P100 Feuille1.V100:Feuille1.V100 Feuille1.Z100:Feuille1.Z100 Feuille1.L101:Feuille1.L101 Feuille1.P101:Feuille1.P101 Feuille1.V101:Feuille1.V101 Feuille1.Z101:Feuille1.Z101 Feuille1.L102:Feuille1.L102 Feuille1.P102:Feuille1.P102 Feuille1.V102:Feuille1.V102 Feuille1.Z102:Feuille1.Z102 Feuille1.L103:Feuille1.L103 Feuille1.P103:Feuille1.P103 Feuille1.V103:Feuille1.V103 Feuille1.Z103:Feuille1.Z103 Feuille1.L104:Feuille1.L104 Feuille1.P104:Feuille1.P104 Feuille1.V104:Feuille1.V104 Feuille1.Z104:Feuille1.Z104 Feuille1.L105:Feuille1.L105 Feuille1.P105:Feuille1.P105 Feuille1.V105:Feuille1.V105 Feuille1.Z105:Feuille1.Z105 Feuille1.L106:Feuille1.L106 Feuille1.P106:Feuille1.P106 Feuille1.V106:Feuille1.V106 Feuille1.Z106:Feuille1.Z106 Feuille1.L107:Feuille1.L107 Feuille1.P107:Feuille1.P107 Feuille1.V107:Feuille1.V107 Feuille1.Z107:Feuille1.Z107 Feuille1.L108:Feuille1.L108 Feuille1.P108:Feuille1.P108 Feuille1.V108:Feuille1.V108 Feuille1.Z108:Feuille1.Z108 Feuille1.L109:Feuille1.L109 Feuille1.P109:Feuille1.P109 Feuille1.V109:Feuille1.V109 Feuille1.Z109:Feuille1.Z109 Feuille1.L110:Feuille1.L110 Feuille1.P110:Feuille1.P110 Feuille1.V110:Feuille1.V110 Feuille1.Z110:Feuille1.Z110 Feuille1.L111:Feuille1.L111 Feuille1.P111:Feuille1.P111 Feuille1.V111:Feuille1.V111 Feuille1.Z111:Feuille1.Z111">
            <calcext:condition calcext:apply-style-name="Cellule grisée" calcext:value="formula-is([Feuille1.I21]=0)" calcext:base-cell-address="Feuille1.J21"/>
            <calcext:condition calcext:apply-style-name="Cellule invalide" calcext:value="formula-is(AND([Feuille1.I21]&lt;&gt;0;[Feuille1.J21]=&quot;&quot;))" calcext:base-cell-address="Feuille1.J21"/>
          </calcext:conditional-format>
          <calcext:conditional-format calcext:target-range-address="Feuille1.AA21:Feuille1.AA22 Feuille1.AA24:Feuille1.AA25 Feuille1.AA28:Feuille1.AA28 Feuille1.AA33:Feuille1.AA34 Feuille1.AA36:Feuille1.AA38 Feuille1.AA40:Feuille1.AA41 Feuille1.AA43:Feuille1.AA44 Feuille1.AA46:Feuille1.AA47 Feuille1.AA52:Feuille1.AA58 Feuille1.AA60:Feuille1.AA75 Feuille1.AA81:Feuille1.AA85 Feuille1.AA91:Feuille1.AA95 Feuille1.AA101:Feuille1.AA111">
            <calcext:condition calcext:apply-style-name="Cellule invalide" calcext:value="=&quot;&quot;" calcext:base-cell-address="Feuille1.J2"/>
          </calcext:conditional-format>
          <calcext:conditional-format calcext:target-range-address="Feuille1.AA23:Feuille1.AA23 Feuille1.AA26:Feuille1.AA27 Feuille1.AA29:Feuille1.AA32 Feuille1.AA35:Feuille1.AA35 Feuille1.AA39:Feuille1.AA39 Feuille1.AA42:Feuille1.AA42 Feuille1.AA45:Feuille1.AA45 Feuille1.AA48:Feuille1.AA51 Feuille1.AA76:Feuille1.AA80 Feuille1.AA86:Feuille1.AA90 Feuille1.AA96:Feuille1.AA100">
            <calcext:condition calcext:apply-style-name="Cellule invalide" calcext:value="=&quot;&quot;" calcext:base-cell-address="Feuille1.J2"/>
          </calcext:conditional-format>
          <calcext:conditional-format calcext:target-range-address="Feuille1.AB21:Feuille1.AB21 Feuille1.AB23:Feuille1.AB24 Feuille1.AB26:Feuille1.AB32 Feuille1.AB34:Feuille1.AB35 Feuille1.AB39:Feuille1.AB39 Feuille1.AB41:Feuille1.AB42 Feuille1.AB44:Feuille1.AB45 Feuille1.AB47:Feuille1.AB51 Feuille1.AB60:Feuille1.AB111">
            <calcext:condition calcext:apply-style-name="Cellule grisée" calcext:value="formula-is([Feuille1.J9]=0)" calcext:base-cell-address="Feuille1.K9"/>
            <calcext:condition calcext:apply-style-name="Cellule invalide" calcext:value="formula-is(AND([Feuille1.J9]&lt;&gt;0;[Feuille1.K9]=&quot;&quot;))" calcext:base-cell-address="Feuille1.K9"/>
          </calcext:conditional-format>
          <calcext:conditional-format calcext:target-range-address="Feuille1.AB22:Feuille1.AB22 Feuille1.AB25:Feuille1.AB25 Feuille1.AB33:Feuille1.AB33 Feuille1.AB36:Feuille1.AB38 Feuille1.AB40:Feuille1.AB40 Feuille1.AB43:Feuille1.AB43 Feuille1.AB46:Feuille1.AB46 Feuille1.AB52:Feuille1.AB58">
            <calcext:condition calcext:apply-style-name="Cellule grisée" calcext:value="formula-is([Feuille1.J9]=0)" calcext:base-cell-address="Feuille1.K9"/>
            <calcext:condition calcext:apply-style-name="Cellule invalide" calcext:value="formula-is(AND([Feuille1.J9]&lt;&gt;0;[Feuille1.K9]=&quot;&quot;))" calcext:base-cell-address="Feuille1.K9"/>
          </calcext:conditional-format>
          <calcext:conditional-format calcext:target-range-address="Feuille1.AC21:Feuille1.AC21 Feuille1.AM22:Feuille1.AM23 Feuille1.AC24:Feuille1.AC24 Feuille1.AC26:Feuille1.AC26 Feuille1.AM26:Feuille1.AM26 Feuille1.AC27:Feuille1.AC28 Feuille1.AM28:Feuille1.AM28 Feuille1.AC29:Feuille1.AC29 Feuille1.AM29:Feuille1.AM29 Feuille1.AC30:Feuille1.AC31 Feuille1.AM31:Feuille1.AM31 Feuille1.AC32:Feuille1.AC32 Feuille1.AM33:Feuille1.AM33 Feuille1.AC34:Feuille1.AC34 Feuille1.AM34:Feuille1.AM34 Feuille1.AQ34:Feuille1.AQ34 Feuille1.AC35:Feuille1.AC35 Feuille1.AM36:Feuille1.AM38 Feuille1.AC39:Feuille1.AC39 Feuille1.AM39:Feuille1.AM40 Feuille1.AC41:Feuille1.AC41 Feuille1.AM41:Feuille1.AM41 Feuille1.AC42:Feuille1.AC42 Feuille1.AM43:Feuille1.AM43 Feuille1.AC44:Feuille1.AC44 Feuille1.AM44:Feuille1.AM44 Feuille1.AQ44:Feuille1.AQ44 Feuille1.AC45:Feuille1.AC45 Feuille1.AM46:Feuille1.AM46 Feuille1.AC47:Feuille1.AC47 Feuille1.AM47:Feuille1.AM47 Feuille1.AC48:Feuille1.AC48 Feuille1.AM48:Feuille1.AM48 Feuille1.AC49:Feuille1.AC49 Feuille1.AM49:Feuille1.AM49 Feuille1.AC50:Feuille1.AC50 Feuille1.AM50:Feuille1.AM50 Feuille1.AC51:Feuille1.AC51 Feuille1.AM53:Feuille1.AM54 Feuille1.AM56:Feuille1.AM57 Feuille1.AC60:Feuille1.AC60 Feuille1.AM60:Feuille1.AM60 Feuille1.AC61:Feuille1.AC61 Feuille1.AM61:Feuille1.AM61 Feuille1.AC62:Feuille1.AC62 Feuille1.AM62:Feuille1.AM62 Feuille1.AC63:Feuille1.AC63 Feuille1.AM63:Feuille1.AM63 Feuille1.AC64:Feuille1.AC64 Feuille1.AM64:Feuille1.AM64 Feuille1.AC65:Feuille1.AC65 Feuille1.AM65:Feuille1.AM65 Feuille1.AC66:Feuille1.AC66 Feuille1.AM66:Feuille1.AM66 Feuille1.AQ66:Feuille1.AQ66 Feuille1.AC67:Feuille1.AC67 Feuille1.AM67:Feuille1.AM67 Feuille1.AQ67:Feuille1.AQ67 Feuille1.AC68:Feuille1.AC68 Feuille1.AM68:Feuille1.AM68 Feuille1.AQ68:Feuille1.AQ68 Feuille1.AC69:Feuille1.AC69 Feuille1.AM69:Feuille1.AM69 Feuille1.AQ69:Feuille1.AQ69 Feuille1.AC70:Feuille1.AC70 Feuille1.AM70:Feuille1.AM70 Feuille1.AQ70:Feuille1.AQ70 Feuille1.AC71:Feuille1.AC71 Feuille1.AM71:Feuille1.AM71 Feuille1.AQ71:Feuille1.AQ71 Feuille1.AC72:Feuille1.AC72 Feuille1.AM72:Feuille1.AM72 Feuille1.AQ72:Feuille1.AQ72 Feuille1.AC73:Feuille1.AC73 Feuille1.AM73:Feuille1.AM73 Feuille1.AQ73:Feuille1.AQ73 Feuille1.AC74:Feuille1.AC74 Feuille1.AM74:Feuille1.AM74 Feuille1.AQ74:Feuille1.AQ74 Feuille1.AC75:Feuille1.AC75 Feuille1.AM75:Feuille1.AM75 Feuille1.AQ75:Feuille1.AQ75 Feuille1.AC76:Feuille1.AC76 Feuille1.AM76:Feuille1.AM76 Feuille1.AQ76:Feuille1.AQ76 Feuille1.AC77:Feuille1.AC77 Feuille1.AM77:Feuille1.AM77 Feuille1.AQ77:Feuille1.AQ77 Feuille1.AC78:Feuille1.AC78 Feuille1.AM78:Feuille1.AM78 Feuille1.AQ78:Feuille1.AQ78 Feuille1.AC79:Feuille1.AC79 Feuille1.AM79:Feuille1.AM79 Feuille1.AQ79:Feuille1.AQ79 Feuille1.AC80:Feuille1.AC80 Feuille1.AM80:Feuille1.AM80 Feuille1.AQ80:Feuille1.AQ80 Feuille1.AC81:Feuille1.AC81 Feuille1.AM81:Feuille1.AM81 Feuille1.AQ81:Feuille1.AQ81 Feuille1.AC82:Feuille1.AC82 Feuille1.AM82:Feuille1.AM82 Feuille1.AQ82:Feuille1.AQ82 Feuille1.AC83:Feuille1.AC83 Feuille1.AM83:Feuille1.AM83 Feuille1.AQ83:Feuille1.AQ83 Feuille1.AC84:Feuille1.AC84 Feuille1.AM84:Feuille1.AM84 Feuille1.AQ84:Feuille1.AQ84 Feuille1.AC85:Feuille1.AC85 Feuille1.AM85:Feuille1.AM85 Feuille1.AQ85:Feuille1.AQ85 Feuille1.AC86:Feuille1.AC86 Feuille1.AM86:Feuille1.AM86 Feuille1.AQ86:Feuille1.AQ86 Feuille1.AC87:Feuille1.AC87 Feuille1.AM87:Feuille1.AM87 Feuille1.AQ87:Feuille1.AQ87 Feuille1.AC88:Feuille1.AC88 Feuille1.AM88:Feuille1.AM88 Feuille1.AQ88:Feuille1.AQ88 Feuille1.AC89:Feuille1.AC89 Feuille1.AM89:Feuille1.AM89 Feuille1.AQ89:Feuille1.AQ89 Feuille1.AC90:Feuille1.AC90 Feuille1.AM90:Feuille1.AM90 Feuille1.AQ90:Feuille1.AQ90 Feuille1.AC91:Feuille1.AC91 Feuille1.AM91:Feuille1.AM91 Feuille1.AQ91:Feuille1.AQ91 Feuille1.AC92:Feuille1.AC92 Feuille1.AM92:Feuille1.AM92 Feuille1.AQ92:Feuille1.AQ92 Feuille1.AC93:Feuille1.AC93 Feuille1.AM93:Feuille1.AM93 Feuille1.AQ93:Feuille1.AQ93 Feuille1.AC94:Feuille1.AC94 Feuille1.AM94:Feuille1.AM94 Feuille1.AQ94:Feuille1.AQ94 Feuille1.AC95:Feuille1.AC95 Feuille1.AM95:Feuille1.AM95 Feuille1.AQ95:Feuille1.AQ95 Feuille1.AC96:Feuille1.AC96 Feuille1.AM96:Feuille1.AM96 Feuille1.AQ96:Feuille1.AQ96 Feuille1.AC97:Feuille1.AC97 Feuille1.AM97:Feuille1.AM97 Feuille1.AQ97:Feuille1.AQ97 Feuille1.AC98:Feuille1.AC98 Feuille1.AM98:Feuille1.AM98 Feuille1.AQ98:Feuille1.AQ98 Feuille1.AC99:Feuille1.AC99 Feuille1.AM99:Feuille1.AM99 Feuille1.AQ99:Feuille1.AQ99 Feuille1.AC100:Feuille1.AC100 Feuille1.AM100:Feuille1.AM100 Feuille1.AQ100:Feuille1.AQ100 Feuille1.AC101:Feuille1.AC102 Feuille1.AM102:Feuille1.AM102 Feuille1.AC103:Feuille1.AC103 Feuille1.AM103:Feuille1.AM103 Feuille1.AC104:Feuille1.AC104 Feuille1.AM104:Feuille1.AM104 Feuille1.AC105:Feuille1.AC105 Feuille1.AM105:Feuille1.AM105 Feuille1.AC106:Feuille1.AC106 Feuille1.AM106:Feuille1.AM106 Feuille1.AC107:Feuille1.AC107 Feuille1.AM107:Feuille1.AM107 Feuille1.AC108:Feuille1.AC108 Feuille1.AM108:Feuille1.AM108 Feuille1.AC109:Feuille1.AC109 Feuille1.AM109:Feuille1.AM109 Feuille1.AC110:Feuille1.AC110 Feuille1.AM110:Feuille1.AM110 Feuille1.AC111:Feuille1.AC111 Feuille1.AM111:Feuille1.AM111">
            <calcext:condition calcext:apply-style-name="Cellule grisée" calcext:value="formula-is([Feuille1.J9]=0)" calcext:base-cell-address="Feuille1.L9"/>
            <calcext:condition calcext:apply-style-name="Cellule invalide" calcext:value="formula-is(AND([Feuille1.J9]&lt;&gt;0;[Feuille1.L9]=&quot;&quot;))" calcext:base-cell-address="Feuille1.L9"/>
          </calcext:conditional-format>
          <calcext:conditional-format calcext:target-range-address="Feuille1.AM21:Feuille1.AM21 Feuille1.AQ21:Feuille1.AQ21 Feuille1.AC22:Feuille1.AC22 Feuille1.AQ22:Feuille1.AQ23 Feuille1.AM24:Feuille1.AM24 Feuille1.AQ24:Feuille1.AQ24 Feuille1.AC25:Feuille1.AC25 Feuille1.AM25:Feuille1.AM25 Feuille1.AQ25:Feuille1.AQ26 Feuille1.AM27:Feuille1.AM27 Feuille1.AQ27:Feuille1.AQ29 Feuille1.AM30:Feuille1.AM30 Feuille1.AQ30:Feuille1.AQ31 Feuille1.AM32:Feuille1.AM32 Feuille1.AQ32:Feuille1.AQ32 Feuille1.AC33:Feuille1.AC33 Feuille1.AQ33:Feuille1.AQ33 Feuille1.AM35:Feuille1.AM35 Feuille1.AQ35:Feuille1.AQ35 Feuille1.AC36:Feuille1.AC36 Feuille1.AQ36:Feuille1.AQ36 Feuille1.AC37:Feuille1.AC37 Feuille1.AQ37:Feuille1.AQ37 Feuille1.AC38:Feuille1.AC38 Feuille1.AQ38:Feuille1.AQ39 Feuille1.AC40:Feuille1.AC40 Feuille1.AQ40:Feuille1.AQ41 Feuille1.AM42:Feuille1.AM42 Feuille1.AQ42:Feuille1.AQ42 Feuille1.AC43:Feuille1.AC43 Feuille1.AQ43:Feuille1.AQ43 Feuille1.AM45:Feuille1.AM45 Feuille1.AQ45:Feuille1.AQ45 Feuille1.AC46:Feuille1.AC46 Feuille1.AQ46:Feuille1.AQ50 Feuille1.AM51:Feuille1.AM51 Feuille1.AQ51:Feuille1.AQ51 Feuille1.AC52:Feuille1.AC52 Feuille1.AM52:Feuille1.AM52 Feuille1.AQ52:Feuille1.AQ52 Feuille1.AC53:Feuille1.AC53 Feuille1.AQ53:Feuille1.AQ53 Feuille1.AC54:Feuille1.AC54 Feuille1.AQ54:Feuille1.AQ54 Feuille1.AC55:Feuille1.AC55 Feuille1.AM55:Feuille1.AM55 Feuille1.AQ55:Feuille1.AQ55 Feuille1.AC56:Feuille1.AC56 Feuille1.AQ56:Feuille1.AQ56 Feuille1.AC57:Feuille1.AC57 Feuille1.AQ57:Feuille1.AQ57 Feuille1.AC58:Feuille1.AC58 Feuille1.AM58:Feuille1.AM58 Feuille1.AQ58:Feuille1.AQ58 Feuille1.AQ60:Feuille1.AQ65 Feuille1.AM101:Feuille1.AM101 Feuille1.AQ101:Feuille1.AQ111">
            <calcext:condition calcext:apply-style-name="Cellule grisée" calcext:value="formula-is([Feuille1.J9]=0)" calcext:base-cell-address="Feuille1.L9"/>
            <calcext:condition calcext:apply-style-name="Cellule invalide" calcext:value="formula-is(AND([Feuille1.J9]&lt;&gt;0;[Feuille1.L9]=&quot;&quot;))" calcext:base-cell-address="Feuille1.L9"/>
          </calcext:conditional-format>
          <calcext:conditional-format calcext:target-range-address="Feuille1.AC23:Feuille1.AC23">
            <calcext:condition calcext:apply-style-name="Cellule grisée" calcext:value="formula-is(OR([Feuille1.O23]=0;[Feuille1.O23]=&quot;line&quot;))" calcext:base-cell-address="Feuille1.Q23"/>
            <calcext:condition calcext:apply-style-name="Cellule invalide" calcext:value="formula-is(AND([Feuille1.O23]&lt;&gt;0;[Feuille1.Q23]=&quot;&quot;))" calcext:base-cell-address="Feuille1.Q23"/>
          </calcext:conditional-format>
          <calcext:conditional-format calcext:target-range-address="Feuille1.AD2:Feuille1.AD6 Feuille1.AD9:Feuille1.AD18 Feuille1.AD21:Feuille1.AD51 Feuille1.AD60:Feuille1.AD111">
            <calcext:condition calcext:apply-style-name="Cellule grisée" calcext:value="formula-is([Feuille1.J9]=0)" calcext:base-cell-address="Feuille1.M9"/>
            <calcext:condition calcext:apply-style-name="Cellule invalide" calcext:value="formula-is(AND([Feuille1.J9]&lt;&gt;0;[Feuille1.M9]=&quot;&quot;))" calcext:base-cell-address="Feuille1.M9"/>
          </calcext:conditional-format>
          <calcext:conditional-format calcext:target-range-address="Feuille1.AD52:Feuille1.AD58">
            <calcext:condition calcext:apply-style-name="Cellule grisée" calcext:value="formula-is([Feuille1.J9]=0)" calcext:base-cell-address="Feuille1.M9"/>
            <calcext:condition calcext:apply-style-name="Cellule invalide" calcext:value="formula-is(AND([Feuille1.J9]&lt;&gt;0;[Feuille1.M9]=&quot;&quot;))" calcext:base-cell-address="Feuille1.M9"/>
          </calcext:conditional-format>
          <calcext:conditional-format calcext:target-range-address="Feuille1.AE21:Feuille1.AE21 Feuille1.AH21:Feuille1.AH21 Feuille1.AE22:Feuille1.AE22 Feuille1.AH22:Feuille1.AH22 Feuille1.AE23:Feuille1.AE23 Feuille1.AH23:Feuille1.AH23 Feuille1.AE24:Feuille1.AE24 Feuille1.AH24:Feuille1.AH24 Feuille1.AE25:Feuille1.AE25 Feuille1.AH25:Feuille1.AH25 Feuille1.AE26:Feuille1.AE26 Feuille1.AH26:Feuille1.AH26 Feuille1.AE27:Feuille1.AE27 Feuille1.AH27:Feuille1.AH27 Feuille1.AE28:Feuille1.AE28 Feuille1.AH28:Feuille1.AH28 Feuille1.AE29:Feuille1.AE29 Feuille1.AH29:Feuille1.AH29 Feuille1.AE30:Feuille1.AE30 Feuille1.AH30:Feuille1.AH30 Feuille1.AE31:Feuille1.AE31 Feuille1.AH31:Feuille1.AH31 Feuille1.AE32:Feuille1.AE32 Feuille1.AH32:Feuille1.AH32 Feuille1.AE33:Feuille1.AE33 Feuille1.AH33:Feuille1.AH33 Feuille1.AE34:Feuille1.AE34 Feuille1.AH34:Feuille1.AH34 Feuille1.AE35:Feuille1.AE35 Feuille1.AH35:Feuille1.AH35 Feuille1.AE36:Feuille1.AE36 Feuille1.AH36:Feuille1.AH36 Feuille1.AE37:Feuille1.AE37 Feuille1.AH37:Feuille1.AH37 Feuille1.AE38:Feuille1.AE38 Feuille1.AH38:Feuille1.AH38 Feuille1.AE39:Feuille1.AE39 Feuille1.AH39:Feuille1.AH39 Feuille1.AE40:Feuille1.AE40 Feuille1.AH40:Feuille1.AH40 Feuille1.AE41:Feuille1.AE41 Feuille1.AH41:Feuille1.AH41 Feuille1.AE42:Feuille1.AE42 Feuille1.AH42:Feuille1.AH42 Feuille1.AE43:Feuille1.AE43 Feuille1.AH43:Feuille1.AH43 Feuille1.AE44:Feuille1.AE44 Feuille1.AH44:Feuille1.AH44 Feuille1.AE45:Feuille1.AE45 Feuille1.AH45:Feuille1.AH45 Feuille1.AE46:Feuille1.AE46 Feuille1.AH46:Feuille1.AH46 Feuille1.AE47:Feuille1.AE47 Feuille1.AH47:Feuille1.AH47 Feuille1.AE48:Feuille1.AE48 Feuille1.AH48:Feuille1.AH48 Feuille1.AE49:Feuille1.AE49 Feuille1.AH49:Feuille1.AH49 Feuille1.AE50:Feuille1.AE50 Feuille1.AH50:Feuille1.AH50 Feuille1.AE51:Feuille1.AE51 Feuille1.AH51:Feuille1.AH51 Feuille1.AE52:Feuille1.AE52 Feuille1.AH52:Feuille1.AH52 Feuille1.AE53:Feuille1.AE53 Feuille1.AH53:Feuille1.AH53 Feuille1.AE54:Feuille1.AE54 Feuille1.AH54:Feuille1.AH54 Feuille1.AE55:Feuille1.AE55 Feuille1.AH55:Feuille1.AH55 Feuille1.AE56:Feuille1.AE56 Feuille1.AH56:Feuille1.AH56 Feuille1.AE57:Feuille1.AE57 Feuille1.AH57:Feuille1.AH57 Feuille1.AE58:Feuille1.AE58 Feuille1.AH58:Feuille1.AH58 Feuille1.AE60:Feuille1.AE60 Feuille1.AH60:Feuille1.AH60 Feuille1.AE61:Feuille1.AE61 Feuille1.AH61:Feuille1.AH61 Feuille1.AE62:Feuille1.AE62 Feuille1.AH62:Feuille1.AH62 Feuille1.AE63:Feuille1.AE63 Feuille1.AH63:Feuille1.AH63 Feuille1.AE64:Feuille1.AE64 Feuille1.AH64:Feuille1.AH64 Feuille1.AE65:Feuille1.AE65 Feuille1.AH65:Feuille1.AH65 Feuille1.AE66:Feuille1.AE67 Feuille1.AH67:Feuille1.AH67 Feuille1.AE68:Feuille1.AE68 Feuille1.AH68:Feuille1.AH68 Feuille1.AE69:Feuille1.AE69 Feuille1.AH69:Feuille1.AH69 Feuille1.AE70:Feuille1.AE70 Feuille1.AH70:Feuille1.AH70 Feuille1.AE71:Feuille1.AE71 Feuille1.AH71:Feuille1.AH71 Feuille1.AE72:Feuille1.AE72 Feuille1.AH72:Feuille1.AH72 Feuille1.AE73:Feuille1.AE73 Feuille1.AH73:Feuille1.AH73 Feuille1.AE74:Feuille1.AE74 Feuille1.AH74:Feuille1.AH74 Feuille1.AE75:Feuille1.AE75 Feuille1.AH75:Feuille1.AH75 Feuille1.AE76:Feuille1.AE76 Feuille1.AH76:Feuille1.AH76 Feuille1.AE77:Feuille1.AE77 Feuille1.AH77:Feuille1.AH77 Feuille1.AE78:Feuille1.AE78 Feuille1.AH78:Feuille1.AH78 Feuille1.AE79:Feuille1.AE79 Feuille1.AH79:Feuille1.AH79 Feuille1.AE80:Feuille1.AE80 Feuille1.AH80:Feuille1.AH80 Feuille1.AE81:Feuille1.AE81 Feuille1.AH81:Feuille1.AH81 Feuille1.AE82:Feuille1.AE82 Feuille1.AH82:Feuille1.AH82 Feuille1.AE83:Feuille1.AE83 Feuille1.AH83:Feuille1.AH83 Feuille1.AE84:Feuille1.AE84 Feuille1.AH84:Feuille1.AH84 Feuille1.AE85:Feuille1.AE85 Feuille1.AH85:Feuille1.AH85 Feuille1.AE86:Feuille1.AE86 Feuille1.AH86:Feuille1.AH86 Feuille1.AE87:Feuille1.AE87 Feuille1.AH87:Feuille1.AH87 Feuille1.AE88:Feuille1.AE88 Feuille1.AH88:Feuille1.AH88 Feuille1.AE89:Feuille1.AE89 Feuille1.AH89:Feuille1.AH89 Feuille1.AE90:Feuille1.AE90 Feuille1.AH90:Feuille1.AH90 Feuille1.AE91:Feuille1.AE91 Feuille1.AH91:Feuille1.AH91 Feuille1.AE92:Feuille1.AE92 Feuille1.AH92:Feuille1.AH92 Feuille1.AE93:Feuille1.AE93 Feuille1.AH93:Feuille1.AH93 Feuille1.AE94:Feuille1.AE94 Feuille1.AH94:Feuille1.AH94 Feuille1.AE95:Feuille1.AE95 Feuille1.AH95:Feuille1.AH95 Feuille1.AE96:Feuille1.AE96 Feuille1.AH96:Feuille1.AH96 Feuille1.AE97:Feuille1.AE97 Feuille1.AH97:Feuille1.AH97 Feuille1.AE98:Feuille1.AE98 Feuille1.AH98:Feuille1.AH98 Feuille1.AE99:Feuille1.AE99 Feuille1.AH99:Feuille1.AH99 Feuille1.AE100:Feuille1.AE100 Feuille1.AH100:Feuille1.AH100 Feuille1.AE101:Feuille1.AE102 Feuille1.AH102:Feuille1.AH102 Feuille1.AE103:Feuille1.AE103 Feuille1.AH103:Feuille1.AH103 Feuille1.AE104:Feuille1.AE104 Feuille1.AH104:Feuille1.AH104 Feuille1.AE105:Feuille1.AE105 Feuille1.AH105:Feuille1.AH105 Feuille1.AE106:Feuille1.AE106 Feuille1.AH106:Feuille1.AH106 Feuille1.AE107:Feuille1.AE107 Feuille1.AH107:Feuille1.AH107 Feuille1.AE108:Feuille1.AE108 Feuille1.AH108:Feuille1.AH108 Feuille1.AE109:Feuille1.AE109 Feuille1.AH109:Feuille1.AH109 Feuille1.AE110:Feuille1.AE110 Feuille1.AH110:Feuille1.AH110 Feuille1.AE111:Feuille1.AE111 Feuille1.AH111:Feuille1.AH111">
            <calcext:condition calcext:apply-style-name="Cellule invalide" calcext:value="=&quot;&quot;" calcext:base-cell-address="Feuille1.J2"/>
          </calcext:conditional-format>
          <calcext:conditional-format calcext:target-range-address="Feuille1.AH66:Feuille1.AH66 Feuille1.AH101:Feuille1.AH101">
            <calcext:condition calcext:apply-style-name="Cellule invalide" calcext:value="=&quot;&quot;" calcext:base-cell-address="Feuille1.J2"/>
          </calcext:conditional-format>
          <calcext:conditional-format calcext:target-range-address="Feuille1.AF2:Feuille1.AG2 Feuille1.AG3:Feuille1.AG3 Feuille1.AF4:Feuille1.AG6 Feuille1.AG9:Feuille1.AG11 Feuille1.AF12:Feuille1.AG14 Feuille1.AG15:Feuille1.AG16 Feuille1.AF17:Feuille1.AG18 Feuille1.AF21:Feuille1.AG21 Feuille1.AG22:Feuille1.AG23 Feuille1.AF24:Feuille1.AG25 Feuille1.AG26:Feuille1.AG32 Feuille1.AF33:Feuille1.AG33 Feuille1.AG34:Feuille1.AG37 Feuille1.AF40:Feuille1.AG40 Feuille1.AG41:Feuille1.AG42 Feuille1.AF43:Feuille1.AG53 Feuille1.AG54:Feuille1.AG55 Feuille1.AF56:Feuille1.AG58 Feuille1.AG60:Feuille1.AG65 Feuille1.AF66:Feuille1.AG101 Feuille1.AG102:Feuille1.AG108 Feuille1.AF109:Feuille1.AG109 Feuille1.AG110:Feuille1.AG110 Feuille1.AF111:Feuille1.AG111">
            <calcext:condition calcext:apply-style-name="Cellule invalide" calcext:value="=&quot;&quot;" calcext:base-cell-address="Feuille1.J2"/>
          </calcext:conditional-format>
          <calcext:conditional-format calcext:target-range-address="Feuille1.AF3:Feuille1.AF3 Feuille1.AF9:Feuille1.AF11 Feuille1.AF15:Feuille1.AF16 Feuille1.AF22:Feuille1.AF23 Feuille1.AF26:Feuille1.AF32 Feuille1.AF34:Feuille1.AF38 Feuille1.AF39:Feuille1.AG39 Feuille1.AF41:Feuille1.AF42 Feuille1.AF54:Feuille1.AF55 Feuille1.AF60:Feuille1.AF65 Feuille1.AF102:Feuille1.AF108 Feuille1.AF110:Feuille1.AF110">
            <calcext:condition calcext:apply-style-name="Cellule invalide" calcext:value="=&quot;&quot;" calcext:base-cell-address="Feuille1.J2"/>
          </calcext:conditional-format>
          <calcext:conditional-format calcext:target-range-address="Feuille1.AJ21:Feuille1.AJ58 Feuille1.AJ60:Feuille1.AJ111">
            <calcext:condition calcext:apply-style-name="Cellule grisée" calcext:value="formula-is([Feuille1.S21]=0)" calcext:base-cell-address="Feuille1.T21"/>
            <calcext:condition calcext:apply-style-name="Cellule invalide" calcext:value="formula-is(AND([Feuille1.S21]&lt;&gt;0;[Feuille1.T21]=&quot;&quot;))" calcext:base-cell-address="Feuille1.T21"/>
          </calcext:conditional-format>
          <calcext:conditional-format calcext:target-range-address="Feuille1.AK21:Feuille1.AK21 Feuille1.AO21:Feuille1.AO23 Feuille1.AK24:Feuille1.AK24 Feuille1.AO24:Feuille1.AO24 Feuille1.AK25:Feuille1.AK25 Feuille1.AO25:Feuille1.AO26 Feuille1.AK27:Feuille1.AK27 Feuille1.AO27:Feuille1.AO29 Feuille1.AK30:Feuille1.AK30 Feuille1.AO30:Feuille1.AO31 Feuille1.AK32:Feuille1.AK32 Feuille1.AO32:Feuille1.AO33 Feuille1.AK35:Feuille1.AK35 Feuille1.AO35:Feuille1.AO35 Feuille1.AK36:Feuille1.AK36 Feuille1.AO36:Feuille1.AO41 Feuille1.AK42:Feuille1.AK42 Feuille1.AO42:Feuille1.AO43 Feuille1.AK45:Feuille1.AK45 Feuille1.AO45:Feuille1.AO47 Feuille1.AK48:Feuille1.AK48 Feuille1.AO48:Feuille1.AO50 Feuille1.AK51:Feuille1.AK51 Feuille1.AO51:Feuille1.AO51 Feuille1.AK52:Feuille1.AK52 Feuille1.AO52:Feuille1.AO54 Feuille1.AK55:Feuille1.AK55 Feuille1.AO55:Feuille1.AO57 Feuille1.AK58:Feuille1.AK58 Feuille1.AO58:Feuille1.AO58 Feuille1.AO60:Feuille1.AO65 Feuille1.AK101:Feuille1.AK101 Feuille1.AO101:Feuille1.AO110 Feuille1.AK111:Feuille1.AK111 Feuille1.AO111:Feuille1.AO111">
            <calcext:condition calcext:apply-style-name="Cellule invalide" calcext:value="=&quot;&quot;" calcext:base-cell-address="Feuille1.J2"/>
          </calcext:conditional-format>
          <calcext:conditional-format calcext:target-range-address="Feuille1.AK22:Feuille1.AK23 Feuille1.AK26:Feuille1.AK26 Feuille1.AK28:Feuille1.AK29 Feuille1.AK31:Feuille1.AK31 Feuille1.AK33:Feuille1.AK34 Feuille1.AO34:Feuille1.AO34 Feuille1.AK37:Feuille1.AK41 Feuille1.AK43:Feuille1.AK44 Feuille1.AO44:Feuille1.AO44 Feuille1.AK46:Feuille1.AK47 Feuille1.AK49:Feuille1.AK50 Feuille1.AK53:Feuille1.AK54 Feuille1.AK56:Feuille1.AK57 Feuille1.AK60:Feuille1.AK66 Feuille1.AO66:Feuille1.AO66 Feuille1.AK67:Feuille1.AK67 Feuille1.AO67:Feuille1.AO67 Feuille1.AK68:Feuille1.AK68 Feuille1.AO68:Feuille1.AO68 Feuille1.AK69:Feuille1.AK69 Feuille1.AO69:Feuille1.AO69 Feuille1.AK70:Feuille1.AK70 Feuille1.AO70:Feuille1.AO70 Feuille1.AK71:Feuille1.AK71 Feuille1.AO71:Feuille1.AO71 Feuille1.AK72:Feuille1.AK72 Feuille1.AO72:Feuille1.AO72 Feuille1.AK73:Feuille1.AK73 Feuille1.AO73:Feuille1.AO73 Feuille1.AK74:Feuille1.AK74 Feuille1.AO74:Feuille1.AO74 Feuille1.AK75:Feuille1.AK75 Feuille1.AO75:Feuille1.AO75 Feuille1.AK76:Feuille1.AK76 Feuille1.AO76:Feuille1.AO76 Feuille1.AK77:Feuille1.AK77 Feuille1.AO77:Feuille1.AO77 Feuille1.AK78:Feuille1.AK78 Feuille1.AO78:Feuille1.AO78 Feuille1.AK79:Feuille1.AK79 Feuille1.AO79:Feuille1.AO79 Feuille1.AK80:Feuille1.AK80 Feuille1.AO80:Feuille1.AO80 Feuille1.AK81:Feuille1.AK81 Feuille1.AO81:Feuille1.AO81 Feuille1.AK82:Feuille1.AK82 Feuille1.AO82:Feuille1.AO82 Feuille1.AK83:Feuille1.AK83 Feuille1.AO83:Feuille1.AO83 Feuille1.AK84:Feuille1.AK84 Feuille1.AO84:Feuille1.AO84 Feuille1.AK85:Feuille1.AK85 Feuille1.AO85:Feuille1.AO85 Feuille1.AK86:Feuille1.AK86 Feuille1.AO86:Feuille1.AO86 Feuille1.AK87:Feuille1.AK87 Feuille1.AO87:Feuille1.AO87 Feuille1.AK88:Feuille1.AK88 Feuille1.AO88:Feuille1.AO88 Feuille1.AK89:Feuille1.AK89 Feuille1.AO89:Feuille1.AO89 Feuille1.AK90:Feuille1.AK90 Feuille1.AO90:Feuille1.AO90 Feuille1.AK91:Feuille1.AK91 Feuille1.AO91:Feuille1.AO91 Feuille1.AK92:Feuille1.AK92 Feuille1.AO92:Feuille1.AO92 Feuille1.AK93:Feuille1.AK93 Feuille1.AO93:Feuille1.AO93 Feuille1.AK94:Feuille1.AK94 Feuille1.AO94:Feuille1.AO94 Feuille1.AK95:Feuille1.AK95 Feuille1.AO95:Feuille1.AO95 Feuille1.AK96:Feuille1.AK96 Feuille1.AO96:Feuille1.AO96 Feuille1.AK97:Feuille1.AK97 Feuille1.AO97:Feuille1.AO97 Feuille1.AK98:Feuille1.AK98 Feuille1.AO98:Feuille1.AO98 Feuille1.AK99:Feuille1.AK99 Feuille1.AO99:Feuille1.AO99 Feuille1.AK100:Feuille1.AK100 Feuille1.AO100:Feuille1.AO100 Feuille1.AK102:Feuille1.AK110">
            <calcext:condition calcext:apply-style-name="Cellule invalide" calcext:value="=&quot;&quot;" calcext:base-cell-address="Feuille1.J2"/>
          </calcext:conditional-format>
          <calcext:conditional-format calcext:target-range-address="Feuille1.AL102:Feuille1.AL107">
            <calcext:condition calcext:apply-style-name="Cellule grisée" calcext:value="formula-is([Feuille1.J9]=0)" calcext:base-cell-address="Feuille1.K9"/>
            <calcext:condition calcext:apply-style-name="Cellule invalide" calcext:value="formula-is(AND([Feuille1.J9]&lt;&gt;0;[Feuille1.K9]=&quot;&quot;))" calcext:base-cell-address="Feuille1.K9"/>
          </calcext:conditional-format>
          <calcext:conditional-format calcext:target-range-address="Feuille1.AL21:Feuille1.AL21 Feuille1.AP21:Feuille1.AP21 Feuille1.AL22:Feuille1.AL22 Feuille1.AP22:Feuille1.AP22 Feuille1.AL23:Feuille1.AL23 Feuille1.AP23:Feuille1.AP23 Feuille1.AL24:Feuille1.AL24 Feuille1.AP24:Feuille1.AP24 Feuille1.AL25:Feuille1.AL25 Feuille1.AP25:Feuille1.AP25 Feuille1.AL26:Feuille1.AL26 Feuille1.AP26:Feuille1.AP26 Feuille1.AL27:Feuille1.AL27 Feuille1.AP27:Feuille1.AP27 Feuille1.AL28:Feuille1.AL28 Feuille1.AP28:Feuille1.AP28 Feuille1.AL29:Feuille1.AL29 Feuille1.AP29:Feuille1.AP29 Feuille1.AL30:Feuille1.AL30 Feuille1.AP30:Feuille1.AP30 Feuille1.AL31:Feuille1.AL31 Feuille1.AP31:Feuille1.AP31 Feuille1.AL32:Feuille1.AL32 Feuille1.AP32:Feuille1.AP32 Feuille1.AL33:Feuille1.AL33 Feuille1.AP33:Feuille1.AP33 Feuille1.AL34:Feuille1.AL34 Feuille1.AP34:Feuille1.AP34 Feuille1.AL35:Feuille1.AL35 Feuille1.AP35:Feuille1.AP35 Feuille1.AL36:Feuille1.AL36 Feuille1.AP36:Feuille1.AP36 Feuille1.AL37:Feuille1.AL37 Feuille1.AP37:Feuille1.AP37 Feuille1.AL38:Feuille1.AL38 Feuille1.AP38:Feuille1.AP38 Feuille1.AL39:Feuille1.AL39 Feuille1.AP39:Feuille1.AP39 Feuille1.AL40:Feuille1.AL40 Feuille1.AP40:Feuille1.AP40 Feuille1.AL41:Feuille1.AL41 Feuille1.AP41:Feuille1.AP41 Feuille1.AL42:Feuille1.AL42 Feuille1.AP42:Feuille1.AP42 Feuille1.AL43:Feuille1.AL43 Feuille1.AP43:Feuille1.AP43 Feuille1.AL44:Feuille1.AL44 Feuille1.AP44:Feuille1.AP44 Feuille1.AL45:Feuille1.AL45 Feuille1.AP45:Feuille1.AP45 Feuille1.AL46:Feuille1.AL46 Feuille1.AP46:Feuille1.AP46 Feuille1.AL47:Feuille1.AL47 Feuille1.AP47:Feuille1.AP47 Feuille1.AL48:Feuille1.AL48 Feuille1.AP48:Feuille1.AP48 Feuille1.AL49:Feuille1.AL49 Feuille1.AP49:Feuille1.AP49 Feuille1.AL50:Feuille1.AL50 Feuille1.AP50:Feuille1.AP50 Feuille1.AL51:Feuille1.AL51 Feuille1.AP51:Feuille1.AP51 Feuille1.AL52:Feuille1.AL52 Feuille1.AP52:Feuille1.AP52 Feuille1.AL53:Feuille1.AL53 Feuille1.AP53:Feuille1.AP53 Feuille1.AL54:Feuille1.AL54 Feuille1.AP54:Feuille1.AP54 Feuille1.AL55:Feuille1.AL55 Feuille1.AP55:Feuille1.AP55 Feuille1.AL56:Feuille1.AL56 Feuille1.AP56:Feuille1.AP56 Feuille1.AL57:Feuille1.AL57 Feuille1.AP57:Feuille1.AP57 Feuille1.AL58:Feuille1.AL58 Feuille1.AP58:Feuille1.AP58 Feuille1.AL60:Feuille1.AL60 Feuille1.AP60:Feuille1.AP60 Feuille1.AL61:Feuille1.AL61 Feuille1.AP61:Feuille1.AP61 Feuille1.AL62:Feuille1.AL62 Feuille1.AP62:Feuille1.AP62 Feuille1.AL63:Feuille1.AL63 Feuille1.AP63:Feuille1.AP63 Feuille1.AL64:Feuille1.AL64 Feuille1.AP64:Feuille1.AP64 Feuille1.AL65:Feuille1.AL65 Feuille1.AP65:Feuille1.AP65 Feuille1.AL66:Feuille1.AL66 Feuille1.AP66:Feuille1.AP66 Feuille1.AL67:Feuille1.AL67 Feuille1.AP67:Feuille1.AP67 Feuille1.AL68:Feuille1.AL68 Feuille1.AP68:Feuille1.AP68 Feuille1.AL69:Feuille1.AL69 Feuille1.AP69:Feuille1.AP69 Feuille1.AL70:Feuille1.AL70 Feuille1.AP70:Feuille1.AP70 Feuille1.AL71:Feuille1.AL71 Feuille1.AP71:Feuille1.AP71 Feuille1.AL72:Feuille1.AL72 Feuille1.AP72:Feuille1.AP72 Feuille1.AL73:Feuille1.AL73 Feuille1.AP73:Feuille1.AP73 Feuille1.AL74:Feuille1.AL74 Feuille1.AP74:Feuille1.AP74 Feuille1.AL75:Feuille1.AL75 Feuille1.AP75:Feuille1.AP75 Feuille1.AL76:Feuille1.AL76 Feuille1.AP76:Feuille1.AP76 Feuille1.AL77:Feuille1.AL77 Feuille1.AP77:Feuille1.AP77 Feuille1.AL78:Feuille1.AL78 Feuille1.AP78:Feuille1.AP78 Feuille1.AL79:Feuille1.AL79 Feuille1.AP79:Feuille1.AP79 Feuille1.AL80:Feuille1.AL80 Feuille1.AP80:Feuille1.AP80 Feuille1.AL81:Feuille1.AL81 Feuille1.AP81:Feuille1.AP81 Feuille1.AL82:Feuille1.AL82 Feuille1.AP82:Feuille1.AP82 Feuille1.AL83:Feuille1.AL83 Feuille1.AP83:Feuille1.AP83 Feuille1.AL84:Feuille1.AL84 Feuille1.AP84:Feuille1.AP84 Feuille1.AL85:Feuille1.AL85 Feuille1.AP85:Feuille1.AP85 Feuille1.AL86:Feuille1.AL86 Feuille1.AP86:Feuille1.AP86 Feuille1.AL87:Feuille1.AL87 Feuille1.AP87:Feuille1.AP87 Feuille1.AL88:Feuille1.AL88 Feuille1.AP88:Feuille1.AP88 Feuille1.AL89:Feuille1.AL89 Feuille1.AP89:Feuille1.AP89 Feuille1.AL90:Feuille1.AL90 Feuille1.AP90:Feuille1.AP90 Feuille1.AL91:Feuille1.AL91 Feuille1.AP91:Feuille1.AP91 Feuille1.AL92:Feuille1.AL92 Feuille1.AP92:Feuille1.AP92 Feuille1.AL93:Feuille1.AL93 Feuille1.AP93:Feuille1.AP93 Feuille1.AL94:Feuille1.AL94 Feuille1.AP94:Feuille1.AP94 Feuille1.AL95:Feuille1.AL95 Feuille1.AP95:Feuille1.AP95 Feuille1.AL96:Feuille1.AL96 Feuille1.AP96:Feuille1.AP96 Feuille1.AL97:Feuille1.AL97 Feuille1.AP97:Feuille1.AP97 Feuille1.AL98:Feuille1.AL98 Feuille1.AP98:Feuille1.AP98 Feuille1.AL99:Feuille1.AL99 Feuille1.AP99:Feuille1.AP99 Feuille1.AL100:Feuille1.AL100 Feuille1.AP100:Feuille1.AP100 Feuille1.AL101:Feuille1.AL101 Feuille1.AP101:Feuille1.AP107 Feuille1.AL108:Feuille1.AL108 Feuille1.AP108:Feuille1.AP108 Feuille1.AL109:Feuille1.AL109 Feuille1.AP109:Feuille1.AP109 Feuille1.AL110:Feuille1.AL110 Feuille1.AP110:Feuille1.AP110 Feuille1.AL111:Feuille1.AL111 Feuille1.AP111:Feuille1.AP111">
            <calcext:condition calcext:apply-style-name="Cellule grisée" calcext:value="formula-is([Feuille1.J9]=0)" calcext:base-cell-address="Feuille1.K9"/>
            <calcext:condition calcext:apply-style-name="Cellule invalide" calcext:value="formula-is(AND([Feuille1.J9]&lt;&gt;0;[Feuille1.K9]=&quot;&quot;))" calcext:base-cell-address="Feuille1.K9"/>
          </calcext:conditional-format>
          <calcext:conditional-format calcext:target-range-address="Feuille1.AN21:Feuille1.AN22 Feuille1.AR22:Feuille1.AR22 Feuille1.AN23:Feuille1.AN23 Feuille1.AR23:Feuille1.AR23 Feuille1.AN24:Feuille1.AN44 Feuille1.AR44:Feuille1.AR44 Feuille1.AN45:Feuille1.AN58 Feuille1.AN60:Feuille1.AN111">
            <calcext:condition calcext:apply-style-name="Cellule grisée" calcext:value="formula-is([Feuille1.J9]=0)" calcext:base-cell-address="Feuille1.M9"/>
            <calcext:condition calcext:apply-style-name="Cellule invalide" calcext:value="formula-is(AND([Feuille1.J9]&lt;&gt;0;[Feuille1.M9]=&quot;&quot;))" calcext:base-cell-address="Feuille1.M9"/>
          </calcext:conditional-format>
          <calcext:conditional-format calcext:target-range-address="Feuille1.AR21:Feuille1.AR21 Feuille1.AR24:Feuille1.AR43 Feuille1.AR45:Feuille1.AR58 Feuille1.AR60:Feuille1.AR111">
            <calcext:condition calcext:apply-style-name="Cellule grisée" calcext:value="formula-is([Feuille1.J9]=0)" calcext:base-cell-address="Feuille1.M9"/>
            <calcext:condition calcext:apply-style-name="Cellule invalide" calcext:value="formula-is(AND([Feuille1.J9]&lt;&gt;0;[Feuille1.M9]=&quot;&quot;))" calcext:base-cell-address="Feuille1.M9"/>
          </calcext:conditional-format>
          <calcext:conditional-format calcext:target-range-address="Feuille1.C2:Feuille1.C2 Feuille1.C4:Feuille1.C4 Feuille1.C6:Feuille1.C6 Feuille1.C9:Feuille1.C11 Feuille1.C14:Feuille1.C16 Feuille1.G21:Feuille1.G21 Feuille1.K21:Feuille1.K21 Feuille1.O21:Feuille1.O21 Feuille1.AI21:Feuille1.AI21 Feuille1.C22:Feuille1.C22 Feuille1.G22:Feuille1.G22 Feuille1.K22:Feuille1.K22 Feuille1.O22:Feuille1.O22 Feuille1.AI22:Feuille1.AI22 Feuille1.K23:Feuille1.K23 Feuille1.O23:Feuille1.O23 Feuille1.AI23:Feuille1.AI23 Feuille1.K24:Feuille1.K24 Feuille1.O24:Feuille1.O24 Feuille1.AI24:Feuille1.AI24 Feuille1.G25:Feuille1.G25 Feuille1.K25:Feuille1.K25 Feuille1.O25:Feuille1.O25 Feuille1.AI25:Feuille1.AI32 Feuille1.C33:Feuille1.C33 Feuille1.G33:Feuille1.G33 Feuille1.K33:Feuille1.K33 Feuille1.O33:Feuille1.O33 Feuille1.AI33:Feuille1.AI33 Feuille1.O34:Feuille1.O34 Feuille1.AI34:Feuille1.AI34 Feuille1.O35:Feuille1.O35 Feuille1.AI35:Feuille1.AI35 Feuille1.C36:Feuille1.C36 Feuille1.G36:Feuille1.G36 Feuille1.K36:Feuille1.K36 Feuille1.O36:Feuille1.O36 Feuille1.AI36:Feuille1.AI36 Feuille1.C37:Feuille1.C37 Feuille1.G37:Feuille1.G37 Feuille1.K37:Feuille1.K37 Feuille1.O37:Feuille1.O37 Feuille1.AI37:Feuille1.AI37 Feuille1.W38:Feuille1.W38 Feuille1.AI38:Feuille1.AI38 Feuille1.C39:Feuille1.C39 Feuille1.G39:Feuille1.G39 Feuille1.K39:Feuille1.K39 Feuille1.O39:Feuille1.O39 Feuille1.AI39:Feuille1.AI39 Feuille1.C40:Feuille1.C40 Feuille1.G40:Feuille1.G40 Feuille1.K40:Feuille1.K40 Feuille1.O40:Feuille1.O40 Feuille1.AI40:Feuille1.AI42 Feuille1.C43:Feuille1.C43 Feuille1.G43:Feuille1.G43 Feuille1.K43:Feuille1.K43 Feuille1.O43:Feuille1.O43 Feuille1.AI43:Feuille1.AI43 Feuille1.W44:Feuille1.W44 Feuille1.AI44:Feuille1.AI44 Feuille1.G45:Feuille1.G45 Feuille1.K45:Feuille1.K45 Feuille1.O45:Feuille1.O45 Feuille1.AI45:Feuille1.AI45 Feuille1.C46:Feuille1.C46 Feuille1.G46:Feuille1.G46 Feuille1.K46:Feuille1.K46 Feuille1.O46:Feuille1.O46 Feuille1.AI46:Feuille1.AI47 Feuille1.O48:Feuille1.O48 Feuille1.S48:Feuille1.S48 Feuille1.W48:Feuille1.W48 Feuille1.AI48:Feuille1.AI48 Feuille1.C49:Feuille1.C49 Feuille1.G49:Feuille1.G49 Feuille1.K49:Feuille1.K49 Feuille1.O49:Feuille1.O49 Feuille1.AI49:Feuille1.AI51 Feuille1.G52:Feuille1.G52 Feuille1.K52:Feuille1.K52 Feuille1.O52:Feuille1.O52 Feuille1.AI52:Feuille1.AI52 Feuille1.K53:Feuille1.K53 Feuille1.O53:Feuille1.O53 Feuille1.AI53:Feuille1.AI53 Feuille1.K54:Feuille1.K54 Feuille1.O54:Feuille1.O54 Feuille1.AI54:Feuille1.AI54 Feuille1.K55:Feuille1.K55 Feuille1.O55:Feuille1.O55 Feuille1.AI55:Feuille1.AI55 Feuille1.K56:Feuille1.K56 Feuille1.O56:Feuille1.O56 Feuille1.AI56:Feuille1.AI56 Feuille1.K57:Feuille1.K57 Feuille1.O57:Feuille1.O57 Feuille1.AI57:Feuille1.AI57 Feuille1.K58:Feuille1.K58 Feuille1.O58:Feuille1.O58 Feuille1.AI58:Feuille1.AI58 Feuille1.C60:Feuille1.C60 Feuille1.G60:Feuille1.G60 Feuille1.K60:Feuille1.K60 Feuille1.O60:Feuille1.O60 Feuille1.AI60:Feuille1.AI60 Feuille1.C61:Feuille1.C61 Feuille1.G61:Feuille1.G61 Feuille1.K61:Feuille1.K61 Feuille1.O61:Feuille1.O61 Feuille1.AI61:Feuille1.AI61 Feuille1.C62:Feuille1.C62 Feuille1.G62:Feuille1.G62 Feuille1.K62:Feuille1.K62 Feuille1.O62:Feuille1.O62 Feuille1.AI62:Feuille1.AI62 Feuille1.C63:Feuille1.C63 Feuille1.G63:Feuille1.G63 Feuille1.K63:Feuille1.K63 Feuille1.O63:Feuille1.O63 Feuille1.AI63:Feuille1.AI63 Feuille1.C64:Feuille1.C64 Feuille1.G64:Feuille1.G64 Feuille1.K64:Feuille1.K64 Feuille1.O64:Feuille1.O64 Feuille1.AI64:Feuille1.AI64 Feuille1.C65:Feuille1.C65 Feuille1.G65:Feuille1.G65 Feuille1.K65:Feuille1.K65 Feuille1.O65:Feuille1.O65 Feuille1.AI65:Feuille1.AI65 Feuille1.G66:Feuille1.G66 Feuille1.K66:Feuille1.K66 Feuille1.O66:Feuille1.O66 Feuille1.AI66:Feuille1.AI66 Feuille1.G67:Feuille1.G67 Feuille1.K67:Feuille1.K67 Feuille1.O67:Feuille1.O67 Feuille1.AI67:Feuille1.AI67 Feuille1.G68:Feuille1.G68 Feuille1.K68:Feuille1.K68 Feuille1.O68:Feuille1.O68 Feuille1.AI68:Feuille1.AI68 Feuille1.G69:Feuille1.G69 Feuille1.K69:Feuille1.K69 Feuille1.O69:Feuille1.O69 Feuille1.AI69:Feuille1.AI69 Feuille1.G70:Feuille1.G70 Feuille1.K70:Feuille1.K70 Feuille1.O70:Feuille1.O70 Feuille1.AI70:Feuille1.AI70 Feuille1.G71:Feuille1.G71 Feuille1.K71:Feuille1.K71 Feuille1.O71:Feuille1.O71 Feuille1.AI71:Feuille1.AI71 Feuille1.G72:Feuille1.G72 Feuille1.K72:Feuille1.K72 Feuille1.O72:Feuille1.O72 Feuille1.AI72:Feuille1.AI72 Feuille1.G73:Feuille1.G73 Feuille1.K73:Feuille1.K73 Feuille1.O73:Feuille1.O73 Feuille1.AI73:Feuille1.AI73 Feuille1.G74:Feuille1.G74 Feuille1.K74:Feuille1.K74 Feuille1.O74:Feuille1.O74 Feuille1.AI74:Feuille1.AI74 Feuille1.G75:Feuille1.G75 Feuille1.K75:Feuille1.K75 Feuille1.O75:Feuille1.O75 Feuille1.AI75:Feuille1.AI75 Feuille1.G76:Feuille1.G76 Feuille1.K76:Feuille1.K76 Feuille1.O76:Feuille1.O76 Feuille1.AI76:Feuille1.AI76 Feuille1.G77:Feuille1.G77 Feuille1.K77:Feuille1.K77 Feuille1.O77:Feuille1.O77 Feuille1.AI77:Feuille1.AI77 Feuille1.G78:Feuille1.G78 Feuille1.K78:Feuille1.K78 Feuille1.O78:Feuille1.O78 Feuille1.AI78:Feuille1.AI78 Feuille1.G79:Feuille1.G79 Feuille1.K79:Feuille1.K79 Feuille1.O79:Feuille1.O79 Feuille1.AI79:Feuille1.AI79 Feuille1.G80:Feuille1.G80 Feuille1.K80:Feuille1.K80 Feuille1.O80:Feuille1.O80 Feuille1.AI80:Feuille1.AI80 Feuille1.G81:Feuille1.G81 Feuille1.K81:Feuille1.K81 Feuille1.O81:Feuille1.O81 Feuille1.AI81:Feuille1.AI81 Feuille1.G82:Feuille1.G82 Feuille1.K82:Feuille1.K82 Feuille1.O82:Feuille1.O82 Feuille1.AI82:Feuille1.AI82 Feuille1.G83:Feuille1.G83 Feuille1.K83:Feuille1.K83 Feuille1.O83:Feuille1.O83 Feuille1.AI83:Feuille1.AI83 Feuille1.G84:Feuille1.G84 Feuille1.K84:Feuille1.K84 Feuille1.O84:Feuille1.O84 Feuille1.AI84:Feuille1.AI84 Feuille1.G85:Feuille1.G85 Feuille1.K85:Feuille1.K85 Feuille1.O85:Feuille1.O85 Feuille1.AI85:Feuille1.AI85 Feuille1.G86:Feuille1.G86 Feuille1.K86:Feuille1.K86 Feuille1.O86:Feuille1.O86 Feuille1.AI86:Feuille1.AI86 Feuille1.G87:Feuille1.G87 Feuille1.K87:Feuille1.K87 Feuille1.O87:Feuille1.O87 Feuille1.AI87:Feuille1.AI87 Feuille1.G88:Feuille1.G88 Feuille1.K88:Feuille1.K88 Feuille1.O88:Feuille1.O88 Feuille1.AI88:Feuille1.AI88 Feuille1.G89:Feuille1.G89 Feuille1.K89:Feuille1.K89 Feuille1.O89:Feuille1.O89 Feuille1.AI89:Feuille1.AI89 Feuille1.G90:Feuille1.G90 Feuille1.K90:Feuille1.K90 Feuille1.O90:Feuille1.O90 Feuille1.AI90:Feuille1.AI90 Feuille1.G91:Feuille1.G91 Feuille1.K91:Feuille1.K91 Feuille1.O91:Feuille1.O91 Feuille1.AI91:Feuille1.AI91 Feuille1.G92:Feuille1.G92 Feuille1.K92:Feuille1.K92 Feuille1.O92:Feuille1.O92 Feuille1.AI92:Feuille1.AI92 Feuille1.G93:Feuille1.G93 Feuille1.K93:Feuille1.K93 Feuille1.O93:Feuille1.O93 Feuille1.AI93:Feuille1.AI93 Feuille1.G94:Feuille1.G94 Feuille1.K94:Feuille1.K94 Feuille1.O94:Feuille1.O94 Feuille1.AI94:Feuille1.AI94 Feuille1.G95:Feuille1.G95 Feuille1.K95:Feuille1.K95 Feuille1.O95:Feuille1.O95 Feuille1.AI95:Feuille1.AI95 Feuille1.G96:Feuille1.G96 Feuille1.K96:Feuille1.K96 Feuille1.O96:Feuille1.O96 Feuille1.AI96:Feuille1.AI96 Feuille1.G97:Feuille1.G97 Feuille1.K97:Feuille1.K97 Feuille1.O97:Feuille1.O97 Feuille1.AI97:Feuille1.AI97 Feuille1.G98:Feuille1.G98 Feuille1.K98:Feuille1.K98 Feuille1.O98:Feuille1.O98 Feuille1.AI98:Feuille1.AI98 Feuille1.G99:Feuille1.G99 Feuille1.K99:Feuille1.K99 Feuille1.O99:Feuille1.O99 Feuille1.AI99:Feuille1.AI99 Feuille1.G100:Feuille1.G100 Feuille1.K100:Feuille1.K100 Feuille1.O100:Feuille1.O100 Feuille1.AI100:Feuille1.AI100 Feuille1.C101:Feuille1.C101 Feuille1.G101:Feuille1.G101 Feuille1.K101:Feuille1.K101 Feuille1.O101:Feuille1.O101 Feuille1.AI101:Feuille1.AI101 Feuille1.C102:Feuille1.C102 Feuille1.G102:Feuille1.G102 Feuille1.K102:Feuille1.K102 Feuille1.O102:Feuille1.O102 Feuille1.AI102:Feuille1.AI102 Feuille1.C103:Feuille1.C103 Feuille1.G103:Feuille1.G103 Feuille1.K103:Feuille1.K103 Feuille1.O103:Feuille1.O103 Feuille1.AI103:Feuille1.AI103 Feuille1.C104:Feuille1.C104 Feuille1.G104:Feuille1.G104 Feuille1.K104:Feuille1.K104 Feuille1.O104:Feuille1.O104 Feuille1.AI104:Feuille1.AI104 Feuille1.C105:Feuille1.C105 Feuille1.G105:Feuille1.G105 Feuille1.K105:Feuille1.K105 Feuille1.O105:Feuille1.O105 Feuille1.AI105:Feuille1.AI105 Feuille1.C106:Feuille1.C106 Feuille1.G106:Feuille1.G106 Feuille1.K106:Feuille1.K106 Feuille1.O106:Feuille1.O106 Feuille1.AI106:Feuille1.AI106 Feuille1.C107:Feuille1.C107 Feuille1.G107:Feuille1.G107 Feuille1.K107:Feuille1.K107 Feuille1.O107:Feuille1.O107 Feuille1.AI107:Feuille1.AI107 Feuille1.C108:Feuille1.C108 Feuille1.G108:Feuille1.G108 Feuille1.K108:Feuille1.K108 Feuille1.O108:Feuille1.O108 Feuille1.AI108:Feuille1.AI108 Feuille1.C109:Feuille1.C109 Feuille1.K109:Feuille1.K109 Feuille1.O109:Feuille1.O109 Feuille1.AI109:Feuille1.AI109 Feuille1.C110:Feuille1.C110 Feuille1.G110:Feuille1.G110 Feuille1.K110:Feuille1.K110 Feuille1.O110:Feuille1.O110 Feuille1.AI110:Feuille1.AI110 Feuille1.G111:Feuille1.G111 Feuille1.K111:Feuille1.K111 Feuille1.O111:Feuille1.O111 Feuille1.AI111:Feuille1.AI111">
            <calcext:condition calcext:apply-style-name="Cellule invalide" calcext:value="formula-is([Feuille1.C21]=&quot;&quot;)" calcext:base-cell-address="Feuille1.C21"/>
          </calcext:conditional-format>
          <calcext:conditional-format calcext:target-range-address="Feuille1.C3:Feuille1.C3 Feuille1.C5:Feuille1.C5 Feuille1.C12:Feuille1.C13 Feuille1.C17:Feuille1.C18 Feuille1.C21:Feuille1.C21 Feuille1.C23:Feuille1.C23 Feuille1.G23:Feuille1.G23 Feuille1.C24:Feuille1.C24 Feuille1.G24:Feuille1.G24 Feuille1.C34:Feuille1.C34 Feuille1.G34:Feuille1.G34 Feuille1.K34:Feuille1.K34 Feuille1.C35:Feuille1.C35 Feuille1.G35:Feuille1.G35 Feuille1.K35:Feuille1.K35 Feuille1.C38:Feuille1.C38 Feuille1.G38:Feuille1.G38 Feuille1.K38:Feuille1.K38 Feuille1.O38:Feuille1.O38 Feuille1.C41:Feuille1.C41 Feuille1.G41:Feuille1.G41 Feuille1.K41:Feuille1.K41 Feuille1.O41:Feuille1.O41 Feuille1.C42:Feuille1.C42 Feuille1.G42:Feuille1.G42 Feuille1.K42:Feuille1.K42 Feuille1.O42:Feuille1.O42 Feuille1.C44:Feuille1.C44 Feuille1.G44:Feuille1.G44 Feuille1.K44:Feuille1.K44 Feuille1.O44:Feuille1.O44 Feuille1.S44:Feuille1.S44 Feuille1.C45:Feuille1.C45 Feuille1.C47:Feuille1.C47 Feuille1.G47:Feuille1.G47 Feuille1.K47:Feuille1.K47 Feuille1.O47:Feuille1.O47 Feuille1.S47:Feuille1.S47 Feuille1.W47:Feuille1.W47 Feuille1.C48:Feuille1.C48 Feuille1.G48:Feuille1.G48 Feuille1.K48:Feuille1.K48 Feuille1.C50:Feuille1.C50 Feuille1.G50:Feuille1.G50 Feuille1.K50:Feuille1.K50 Feuille1.O50:Feuille1.O50 Feuille1.S50:Feuille1.S50 Feuille1.W50:Feuille1.W50 Feuille1.C51:Feuille1.C51 Feuille1.G51:Feuille1.G51 Feuille1.K51:Feuille1.K51 Feuille1.O51:Feuille1.O51 Feuille1.S51:Feuille1.S51 Feuille1.W51:Feuille1.W51 Feuille1.C52:Feuille1.C53 Feuille1.G53:Feuille1.G53 Feuille1.C54:Feuille1.C54 Feuille1.G54:Feuille1.G54 Feuille1.C55:Feuille1.C55 Feuille1.G55:Feuille1.G55 Feuille1.C56:Feuille1.C56 Feuille1.G56:Feuille1.G56 Feuille1.C57:Feuille1.C57 Feuille1.G57:Feuille1.G57 Feuille1.C58:Feuille1.C58 Feuille1.G58:Feuille1.G58 Feuille1.C66:Feuille1.C100 Feuille1.G109:Feuille1.G109 Feuille1.C111:Feuille1.C111">
            <calcext:condition calcext:apply-style-name="Cellule invalide" calcext:value="formula-is([Feuille1.C21]=&quot;&quot;)" calcext:base-cell-address="Feuille1.C21"/>
          </calcext:conditional-format>
          <calcext:conditional-format calcext:target-range-address="Feuille1.C28:Feuille1.C28 Feuille1.G28:Feuille1.G28 Feuille1.K28:Feuille1.K28 Feuille1.O28:Feuille1.O28">
            <calcext:condition calcext:apply-style-name="Cellule invalide" calcext:value="=&quot;&quot;" calcext:base-cell-address="Feuille1.J2"/>
          </calcext:conditional-format>
          <calcext:conditional-format calcext:target-range-address="Feuille1.C25:Feuille1.C26 Feuille1.G26:Feuille1.G26 Feuille1.K26:Feuille1.K26 Feuille1.O26:Feuille1.O26 Feuille1.C27:Feuille1.C27 Feuille1.G27:Feuille1.G27 Feuille1.K27:Feuille1.K27 Feuille1.O27:Feuille1.O27 Feuille1.C29:Feuille1.C29 Feuille1.G29:Feuille1.G29 Feuille1.K29:Feuille1.K29 Feuille1.O29:Feuille1.O29 Feuille1.C30:Feuille1.C30 Feuille1.G30:Feuille1.G30 Feuille1.K30:Feuille1.K30 Feuille1.O30:Feuille1.O30 Feuille1.C31:Feuille1.C31 Feuille1.G31:Feuille1.G31 Feuille1.K31:Feuille1.K31 Feuille1.O31:Feuille1.O31 Feuille1.C32:Feuille1.C32 Feuille1.G32:Feuille1.G32 Feuille1.K32:Feuille1.K32 Feuille1.O32:Feuille1.O32">
            <calcext:condition calcext:apply-style-name="Cellule invalide" calcext:value="=&quot;&quot;" calcext:base-cell-address="Feuille1.J2"/>
          </calcext:conditional-format>
          <calcext:conditional-format calcext:target-range-address="Feuille1.D21:Feuille1.D26 Feuille1.H26:Feuille1.H26 Feuille1.L26:Feuille1.L26 Feuille1.P26:Feuille1.P26 Feuille1.V26:Feuille1.V26 Feuille1.Z26:Feuille1.Z26 Feuille1.D27:Feuille1.D27 Feuille1.H27:Feuille1.H27 Feuille1.L27:Feuille1.L27 Feuille1.P27:Feuille1.P27 Feuille1.V27:Feuille1.V27 Feuille1.Z27:Feuille1.Z27 Feuille1.D28:Feuille1.D28 Feuille1.H28:Feuille1.H28 Feuille1.L28:Feuille1.L28 Feuille1.P28:Feuille1.P28 Feuille1.V28:Feuille1.V28 Feuille1.Z28:Feuille1.Z28 Feuille1.D29:Feuille1.D29 Feuille1.H29:Feuille1.H29 Feuille1.L29:Feuille1.L29 Feuille1.P29:Feuille1.P29 Feuille1.V29:Feuille1.V29 Feuille1.Z29:Feuille1.Z29 Feuille1.D30:Feuille1.D30 Feuille1.H30:Feuille1.H30 Feuille1.L30:Feuille1.L30 Feuille1.P30:Feuille1.P30 Feuille1.V30:Feuille1.V30 Feuille1.Z30:Feuille1.Z30 Feuille1.D31:Feuille1.D31 Feuille1.H31:Feuille1.H31 Feuille1.L31:Feuille1.L31 Feuille1.P31:Feuille1.P31 Feuille1.V31:Feuille1.V31 Feuille1.Z31:Feuille1.Z31 Feuille1.D32:Feuille1.D32 Feuille1.H32:Feuille1.H32 Feuille1.L32:Feuille1.L32 Feuille1.P32:Feuille1.P32 Feuille1.V32:Feuille1.V32 Feuille1.Z32:Feuille1.Z32 Feuille1.D33:Feuille1.D34 Feuille1.H34:Feuille1.H34 Feuille1.L34:Feuille1.L34 Feuille1.D35:Feuille1.D35 Feuille1.H35:Feuille1.H35 Feuille1.L35:Feuille1.L35 Feuille1.D36:Feuille1.D38 Feuille1.H38:Feuille1.H38 Feuille1.L38:Feuille1.L38 Feuille1.P38:Feuille1.P38 Feuille1.V38:Feuille1.V38 Feuille1.X38:Feuille1.X38 Feuille1.D39:Feuille1.D41 Feuille1.H41:Feuille1.H41 Feuille1.L41:Feuille1.L41 Feuille1.P41:Feuille1.P41 Feuille1.V41:Feuille1.V41 Feuille1.Z41:Feuille1.Z41 Feuille1.D42:Feuille1.D42 Feuille1.H42:Feuille1.H42 Feuille1.L42:Feuille1.L42 Feuille1.P42:Feuille1.P42 Feuille1.V42:Feuille1.V42 Feuille1.Z42:Feuille1.Z42 Feuille1.D43:Feuille1.D44 Feuille1.H44:Feuille1.H44 Feuille1.L44:Feuille1.L44 Feuille1.P44:Feuille1.P44 Feuille1.T44:Feuille1.T44 Feuille1.X44:Feuille1.X44 Feuille1.D45:Feuille1.D47 Feuille1.H47:Feuille1.H47 Feuille1.L47:Feuille1.L47 Feuille1.P47:Feuille1.P47 Feuille1.T47:Feuille1.T47 Feuille1.X47:Feuille1.X47 Feuille1.D48:Feuille1.D48 Feuille1.H48:Feuille1.H48 Feuille1.L48:Feuille1.L48 Feuille1.P48:Feuille1.P48 Feuille1.T48:Feuille1.T48 Feuille1.X48:Feuille1.X48 Feuille1.D49:Feuille1.D50 Feuille1.H50:Feuille1.H50 Feuille1.L50:Feuille1.L50 Feuille1.P50:Feuille1.P50 Feuille1.T50:Feuille1.T50 Feuille1.X50:Feuille1.X50 Feuille1.D51:Feuille1.D51 Feuille1.H51:Feuille1.H51 Feuille1.L51:Feuille1.L51 Feuille1.P51:Feuille1.P51 Feuille1.T51:Feuille1.T51 Feuille1.X51:Feuille1.X51 Feuille1.D52:Feuille1.D56 Feuille1.H56:Feuille1.H56 Feuille1.D57:Feuille1.D57 Feuille1.H57:Feuille1.H57 Feuille1.D58:Feuille1.D58 Feuille1.H58:Feuille1.H58 Feuille1.D60:Feuille1.D109 Feuille1.H109:Feuille1.H109 Feuille1.D110:Feuille1.D111">
            <calcext:condition calcext:apply-style-name="Cellule grisée" calcext:value="formula-is([Feuille1.C21]=0)" calcext:base-cell-address="Feuille1.D21"/>
            <calcext:condition calcext:apply-style-name="Cellule invalide" calcext:value="formula-is(AND([Feuille1.C21]&lt;&gt;0;[Feuille1.D21]=&quot;&quot;))" calcext:base-cell-address="Feuille1.D21"/>
          </calcext:conditional-format>
          <calcext:conditional-format calcext:target-range-address="Feuille1.E21:Feuille1.E21 Feuille1.E23:Feuille1.E23 Feuille1.I23:Feuille1.I23 Feuille1.E24:Feuille1.E24 Feuille1.I24:Feuille1.I24 Feuille1.E25:Feuille1.E26 Feuille1.I26:Feuille1.J26 Feuille1.M26:Feuille1.N26 Feuille1.Q26:Feuille1.R26 Feuille1.E27:Feuille1.E27 Feuille1.I27:Feuille1.J27 Feuille1.M27:Feuille1.N27 Feuille1.Q27:Feuille1.R27 Feuille1.E29:Feuille1.E29 Feuille1.I29:Feuille1.J29 Feuille1.M29:Feuille1.N29 Feuille1.Q29:Feuille1.R29 Feuille1.E30:Feuille1.E30 Feuille1.I30:Feuille1.J30 Feuille1.M30:Feuille1.N30 Feuille1.Q30:Feuille1.R30 Feuille1.E31:Feuille1.E31 Feuille1.I31:Feuille1.I31 Feuille1.M31:Feuille1.M31 Feuille1.Q31:Feuille1.Q31 Feuille1.E32:Feuille1.E32 Feuille1.I32:Feuille1.I32 Feuille1.M32:Feuille1.M32 Feuille1.Q32:Feuille1.Q32 Feuille1.E33:Feuille1.E33 Feuille1.I33:Feuille1.I33 Feuille1.E34:Feuille1.E34 Feuille1.I34:Feuille1.I34 Feuille1.E35:Feuille1.E35 Feuille1.I35:Feuille1.I35 Feuille1.M35:Feuille1.M35 Feuille1.E36:Feuille1.E36 Feuille1.I36:Feuille1.I36 Feuille1.E37:Feuille1.E37 Feuille1.I37:Feuille1.I37 Feuille1.E38:Feuille1.E38 Feuille1.I38:Feuille1.I38 Feuille1.M38:Feuille1.M38 Feuille1.Q38:Feuille1.Q38 Feuille1.E39:Feuille1.E39 Feuille1.I39:Feuille1.I39 Feuille1.E40:Feuille1.E40 Feuille1.I40:Feuille1.I40 Feuille1.E41:Feuille1.E41 Feuille1.I41:Feuille1.J41 Feuille1.M41:Feuille1.N41 Feuille1.Q41:Feuille1.R41 Feuille1.E42:Feuille1.E42 Feuille1.I42:Feuille1.J42 Feuille1.M42:Feuille1.N42 Feuille1.Q42:Feuille1.R42 Feuille1.E43:Feuille1.E43 Feuille1.I43:Feuille1.I43 Feuille1.E44:Feuille1.E44 Feuille1.I44:Feuille1.I44 Feuille1.M44:Feuille1.M44 Feuille1.Q44:Feuille1.Q44 Feuille1.U44:Feuille1.U44 Feuille1.E45:Feuille1.E45 Feuille1.I45:Feuille1.I45 Feuille1.E46:Feuille1.E46 Feuille1.I46:Feuille1.I46 Feuille1.E47:Feuille1.E47 Feuille1.I47:Feuille1.I47 Feuille1.M47:Feuille1.M47 Feuille1.Q47:Feuille1.Q47 Feuille1.U47:Feuille1.U47 Feuille1.Y47:Feuille1.Y47 Feuille1.E48:Feuille1.E48 Feuille1.I48:Feuille1.I48 Feuille1.M48:Feuille1.M48 Feuille1.Q48:Feuille1.Q48 Feuille1.U48:Feuille1.U48 Feuille1.Y48:Feuille1.Y48 Feuille1.E49:Feuille1.E49 Feuille1.I49:Feuille1.I49 Feuille1.E50:Feuille1.E50 Feuille1.I50:Feuille1.I50 Feuille1.M50:Feuille1.M50 Feuille1.Q50:Feuille1.Q50 Feuille1.U50:Feuille1.U50 Feuille1.Y50:Feuille1.Y50 Feuille1.E51:Feuille1.E51 Feuille1.I51:Feuille1.I51 Feuille1.M51:Feuille1.M51 Feuille1.Q51:Feuille1.Q51 Feuille1.U51:Feuille1.U51 Feuille1.Y51:Feuille1.Y51 Feuille1.E52:Feuille1.E53 Feuille1.I53:Feuille1.I53 Feuille1.E54:Feuille1.E54 Feuille1.I54:Feuille1.I54 Feuille1.E55:Feuille1.E55 Feuille1.I55:Feuille1.I55 Feuille1.E56:Feuille1.E56 Feuille1.I56:Feuille1.J56 Feuille1.E57:Feuille1.E57 Feuille1.I57:Feuille1.J57 Feuille1.E58:Feuille1.E58 Feuille1.I58:Feuille1.J58 Feuille1.E66:Feuille1.E101 Feuille1.E103:Feuille1.E109 Feuille1.I109:Feuille1.I109 Feuille1.E110:Feuille1.E111">
            <calcext:condition calcext:apply-style-name="Cellule grisée" calcext:value="formula-is([Feuille1.C23]=0)" calcext:base-cell-address="Feuille1.E23"/>
          </calcext:conditional-format>
          <calcext:conditional-format calcext:target-range-address="Feuille1.I21:Feuille1.J21 Feuille1.M21:Feuille1.N21 Feuille1.Q21:Feuille1.R21 Feuille1.T21:Feuille1.U21 Feuille1.X21:Feuille1.Y21 Feuille1.I22:Feuille1.I22 Feuille1.M22:Feuille1.N22 Feuille1.Q22:Feuille1.R22 Feuille1.T22:Feuille1.U22 Feuille1.X22:Feuille1.Y22 Feuille1.M23:Feuille1.N23 Feuille1.Q23:Feuille1.R23 Feuille1.T23:Feuille1.U23 Feuille1.X23:Feuille1.Y23 Feuille1.M24:Feuille1.N24 Feuille1.Q24:Feuille1.R24 Feuille1.T24:Feuille1.U24 Feuille1.X24:Feuille1.Y24 Feuille1.I25:Feuille1.J25 Feuille1.M25:Feuille1.N25 Feuille1.Q25:Feuille1.R25 Feuille1.T25:Feuille1.U25 Feuille1.X25:Feuille1.Y25 Feuille1.T26:Feuille1.U26 Feuille1.X26:Feuille1.Y26 Feuille1.T27:Feuille1.U27 Feuille1.X27:Feuille1.Y27 Feuille1.E28:Feuille1.E28 Feuille1.I28:Feuille1.J28 Feuille1.M28:Feuille1.N28 Feuille1.Q28:Feuille1.R28 Feuille1.T28:Feuille1.U28 Feuille1.X28:Feuille1.Y28 Feuille1.T29:Feuille1.U29 Feuille1.X29:Feuille1.Y29 Feuille1.T30:Feuille1.U30 Feuille1.X30:Feuille1.Y30 Feuille1.T31:Feuille1.T31 Feuille1.X31:Feuille1.X31 Feuille1.T32:Feuille1.T32 Feuille1.X32:Feuille1.X32 Feuille1.M33:Feuille1.N33 Feuille1.Q33:Feuille1.R33 Feuille1.T33:Feuille1.U33 Feuille1.X33:Feuille1.Y33 Feuille1.M34:Feuille1.N34 Feuille1.Q34:Feuille1.R34 Feuille1.T34:Feuille1.U34 Feuille1.X34:Feuille1.Y34 Feuille1.N35:Feuille1.N35 Feuille1.Q35:Feuille1.R35 Feuille1.T35:Feuille1.U35 Feuille1.X35:Feuille1.Y35 Feuille1.M36:Feuille1.N36 Feuille1.Q36:Feuille1.R36 Feuille1.T36:Feuille1.U36 Feuille1.X36:Feuille1.Y36 Feuille1.M37:Feuille1.N37 Feuille1.Q37:Feuille1.R37 Feuille1.T37:Feuille1.U37 Feuille1.X37:Feuille1.Y37 Feuille1.T38:Feuille1.T38 Feuille1.Y38:Feuille1.Y38 Feuille1.M39:Feuille1.N39 Feuille1.Q39:Feuille1.R39 Feuille1.T39:Feuille1.U39 Feuille1.X39:Feuille1.Y39 Feuille1.M40:Feuille1.N40 Feuille1.Q40:Feuille1.R40 Feuille1.T40:Feuille1.U40 Feuille1.X40:Feuille1.Y40 Feuille1.T41:Feuille1.U41 Feuille1.X41:Feuille1.Y41 Feuille1.T42:Feuille1.U42 Feuille1.X42:Feuille1.Y42 Feuille1.M43:Feuille1.N43 Feuille1.Q43:Feuille1.R43 Feuille1.T43:Feuille1.U43 Feuille1.X43:Feuille1.Y43 Feuille1.Y44:Feuille1.Y44 Feuille1.M45:Feuille1.N45 Feuille1.Q45:Feuille1.R45 Feuille1.T45:Feuille1.U45 Feuille1.X45:Feuille1.Y45 Feuille1.M46:Feuille1.N46 Feuille1.Q46:Feuille1.R46 Feuille1.T46:Feuille1.U46 Feuille1.X46:Feuille1.Y46 Feuille1.M49:Feuille1.N49 Feuille1.Q49:Feuille1.R49 Feuille1.T49:Feuille1.U49 Feuille1.X49:Feuille1.Y49 Feuille1.I52:Feuille1.J52 Feuille1.M52:Feuille1.N52 Feuille1.Q52:Feuille1.R52 Feuille1.T52:Feuille1.U52 Feuille1.X52:Feuille1.Y52 Feuille1.M53:Feuille1.N53 Feuille1.Q53:Feuille1.R53 Feuille1.T53:Feuille1.U53 Feuille1.X53:Feuille1.Y53 Feuille1.M54:Feuille1.N54 Feuille1.Q54:Feuille1.R54 Feuille1.T54:Feuille1.U54 Feuille1.X54:Feuille1.Y54 Feuille1.M55:Feuille1.N55 Feuille1.Q55:Feuille1.R55 Feuille1.T55:Feuille1.U55 Feuille1.X55:Feuille1.Y55 Feuille1.M56:Feuille1.N56 Feuille1.Q56:Feuille1.R56 Feuille1.T56:Feuille1.U56 Feuille1.X56:Feuille1.Y56 Feuille1.M57:Feuille1.N57 Feuille1.Q57:Feuille1.R57 Feuille1.T57:Feuille1.U57 Feuille1.X57:Feuille1.Y57 Feuille1.M58:Feuille1.N58 Feuille1.Q58:Feuille1.R58 Feuille1.T58:Feuille1.U58 Feuille1.X58:Feuille1.Y58 Feuille1.E60:Feuille1.E60 Feuille1.I60:Feuille1.J60 Feuille1.M60:Feuille1.N60 Feuille1.Q60:Feuille1.R60 Feuille1.T60:Feuille1.U60 Feuille1.X60:Feuille1.Y60 Feuille1.E61:Feuille1.E61 Feuille1.I61:Feuille1.J61 Feuille1.M61:Feuille1.N61 Feuille1.Q61:Feuille1.R61 Feuille1.T61:Feuille1.U61 Feuille1.X61:Feuille1.Y61 Feuille1.E62:Feuille1.E62 Feuille1.I62:Feuille1.J62 Feuille1.M62:Feuille1.N62 Feuille1.Q62:Feuille1.R62 Feuille1.T62:Feuille1.U62 Feuille1.X62:Feuille1.Y62 Feuille1.E63:Feuille1.E63 Feuille1.I63:Feuille1.J63 Feuille1.M63:Feuille1.N63 Feuille1.Q63:Feuille1.R63 Feuille1.T63:Feuille1.U63 Feuille1.X63:Feuille1.Y63 Feuille1.E64:Feuille1.E64 Feuille1.I64:Feuille1.J64 Feuille1.M64:Feuille1.N64 Feuille1.Q64:Feuille1.R64 Feuille1.T64:Feuille1.U64 Feuille1.X64:Feuille1.Y64 Feuille1.E65:Feuille1.E65 Feuille1.I65:Feuille1.J65 Feuille1.M65:Feuille1.N65 Feuille1.Q65:Feuille1.R65 Feuille1.T65:Feuille1.U65 Feuille1.X65:Feuille1.Y65 Feuille1.I66:Feuille1.J66 Feuille1.M66:Feuille1.N66 Feuille1.Q66:Feuille1.R66 Feuille1.T66:Feuille1.U66 Feuille1.X66:Feuille1.Y66 Feuille1.I67:Feuille1.J67 Feuille1.M67:Feuille1.N67 Feuille1.Q67:Feuille1.R67 Feuille1.T67:Feuille1.U67 Feuille1.X67:Feuille1.Y67 Feuille1.I68:Feuille1.J68 Feuille1.M68:Feuille1.N68 Feuille1.Q68:Feuille1.R68 Feuille1.T68:Feuille1.U68 Feuille1.X68:Feuille1.Y68 Feuille1.I69:Feuille1.J69 Feuille1.M69:Feuille1.N69 Feuille1.Q69:Feuille1.R69 Feuille1.T69:Feuille1.U69 Feuille1.X69:Feuille1.Y69 Feuille1.I70:Feuille1.J70 Feuille1.M70:Feuille1.N70 Feuille1.Q70:Feuille1.R70 Feuille1.T70:Feuille1.U70 Feuille1.X70:Feuille1.Y70 Feuille1.I71:Feuille1.J71 Feuille1.M71:Feuille1.N71 Feuille1.Q71:Feuille1.R71 Feuille1.T71:Feuille1.U71 Feuille1.X71:Feuille1.Y71 Feuille1.I72:Feuille1.J72 Feuille1.M72:Feuille1.N72 Feuille1.Q72:Feuille1.R72 Feuille1.T72:Feuille1.U72 Feuille1.X72:Feuille1.Y72 Feuille1.I73:Feuille1.J73 Feuille1.M73:Feuille1.N73 Feuille1.Q73:Feuille1.R73 Feuille1.T73:Feuille1.U73 Feuille1.X73:Feuille1.Y73 Feuille1.I74:Feuille1.J74 Feuille1.M74:Feuille1.N74 Feuille1.Q74:Feuille1.R74 Feuille1.T74:Feuille1.U74 Feuille1.X74:Feuille1.Y74 Feuille1.I75:Feuille1.J75 Feuille1.M75:Feuille1.N75 Feuille1.Q75:Feuille1.R75 Feuille1.T75:Feuille1.U75 Feuille1.X75:Feuille1.Y75 Feuille1.I76:Feuille1.J76 Feuille1.M76:Feuille1.N76 Feuille1.Q76:Feuille1.R76 Feuille1.T76:Feuille1.U76 Feuille1.X76:Feuille1.Y76 Feuille1.I77:Feuille1.J77 Feuille1.M77:Feuille1.N77 Feuille1.Q77:Feuille1.R77 Feuille1.T77:Feuille1.U77 Feuille1.X77:Feuille1.Y77 Feuille1.I78:Feuille1.J78 Feuille1.M78:Feuille1.N78 Feuille1.Q78:Feuille1.R78 Feuille1.T78:Feuille1.U78 Feuille1.X78:Feuille1.Y78 Feuille1.I79:Feuille1.J79 Feuille1.M79:Feuille1.N79 Feuille1.Q79:Feuille1.R79 Feuille1.T79:Feuille1.U79 Feuille1.X79:Feuille1.Y79 Feuille1.I80:Feuille1.J80 Feuille1.M80:Feuille1.N80 Feuille1.Q80:Feuille1.R80 Feuille1.T80:Feuille1.U80 Feuille1.X80:Feuille1.Y80 Feuille1.I81:Feuille1.J81 Feuille1.M81:Feuille1.N81 Feuille1.Q81:Feuille1.R81 Feuille1.T81:Feuille1.U81 Feuille1.X81:Feuille1.Y81 Feuille1.I82:Feuille1.J82 Feuille1.M82:Feuille1.N82 Feuille1.Q82:Feuille1.R82 Feuille1.T82:Feuille1.U82 Feuille1.X82:Feuille1.Y82 Feuille1.I83:Feuille1.J83 Feuille1.M83:Feuille1.N83 Feuille1.Q83:Feuille1.R83 Feuille1.T83:Feuille1.U83 Feuille1.X83:Feuille1.Y83 Feuille1.I84:Feuille1.J84 Feuille1.M84:Feuille1.N84 Feuille1.Q84:Feuille1.R84 Feuille1.T84:Feuille1.U84 Feuille1.X84:Feuille1.Y84 Feuille1.I85:Feuille1.J85 Feuille1.M85:Feuille1.N85 Feuille1.Q85:Feuille1.R85 Feuille1.T85:Feuille1.U85 Feuille1.X85:Feuille1.Y85 Feuille1.I86:Feuille1.J86 Feuille1.M86:Feuille1.N86 Feuille1.Q86:Feuille1.R86 Feuille1.T86:Feuille1.U86 Feuille1.X86:Feuille1.Y86 Feuille1.I87:Feuille1.J87 Feuille1.M87:Feuille1.N87 Feuille1.Q87:Feuille1.R87 Feuille1.T87:Feuille1.U87 Feuille1.X87:Feuille1.Y87 Feuille1.I88:Feuille1.J88 Feuille1.M88:Feuille1.N88 Feuille1.Q88:Feuille1.R88 Feuille1.T88:Feuille1.U88 Feuille1.X88:Feuille1.Y88 Feuille1.I89:Feuille1.J89 Feuille1.M89:Feuille1.N89 Feuille1.Q89:Feuille1.R89 Feuille1.T89:Feuille1.U89 Feuille1.X89:Feuille1.Y89 Feuille1.I90:Feuille1.J90 Feuille1.M90:Feuille1.N90 Feuille1.Q90:Feuille1.R90 Feuille1.T90:Feuille1.U90 Feuille1.X90:Feuille1.Y90 Feuille1.I91:Feuille1.J91 Feuille1.M91:Feuille1.N91 Feuille1.Q91:Feuille1.R91 Feuille1.T91:Feuille1.U91 Feuille1.X91:Feuille1.Y91 Feuille1.I92:Feuille1.J92 Feuille1.M92:Feuille1.N92 Feuille1.Q92:Feuille1.R92 Feuille1.T92:Feuille1.U92 Feuille1.X92:Feuille1.Y92 Feuille1.I93:Feuille1.J93 Feuille1.M93:Feuille1.N93 Feuille1.Q93:Feuille1.R93 Feuille1.T93:Feuille1.U93 Feuille1.X93:Feuille1.Y93 Feuille1.I94:Feuille1.J94 Feuille1.M94:Feuille1.N94 Feuille1.Q94:Feuille1.R94 Feuille1.T94:Feuille1.U94 Feuille1.X94:Feuille1.Y94 Feuille1.I95:Feuille1.J95 Feuille1.M95:Feuille1.N95 Feuille1.Q95:Feuille1.R95 Feuille1.T95:Feuille1.U95 Feuille1.X95:Feuille1.Y95 Feuille1.I96:Feuille1.J96 Feuille1.M96:Feuille1.N96 Feuille1.Q96:Feuille1.R96 Feuille1.T96:Feuille1.U96 Feuille1.X96:Feuille1.Y96 Feuille1.I97:Feuille1.J97 Feuille1.M97:Feuille1.N97 Feuille1.Q97:Feuille1.R97 Feuille1.T97:Feuille1.U97 Feuille1.X97:Feuille1.Y97 Feuille1.I98:Feuille1.J98 Feuille1.M98:Feuille1.N98 Feuille1.Q98:Feuille1.R98 Feuille1.T98:Feuille1.U98 Feuille1.X98:Feuille1.Y98 Feuille1.I99:Feuille1.J99 Feuille1.M99:Feuille1.N99 Feuille1.Q99:Feuille1.R99 Feuille1.T99:Feuille1.U99 Feuille1.X99:Feuille1.Y99 Feuille1.I100:Feuille1.J100 Feuille1.M100:Feuille1.N100 Feuille1.Q100:Feuille1.R100 Feuille1.T100:Feuille1.U100 Feuille1.X100:Feuille1.Y100 Feuille1.I101:Feuille1.J101 Feuille1.M101:Feuille1.N101 Feuille1.Q101:Feuille1.R101 Feuille1.T101:Feuille1.U101 Feuille1.X101:Feuille1.Y101 Feuille1.E102:Feuille1.E102 Feuille1.I102:Feuille1.J102 Feuille1.M102:Feuille1.N102 Feuille1.Q102:Feuille1.R102 Feuille1.T102:Feuille1.U102 Feuille1.X102:Feuille1.Y102 Feuille1.I103:Feuille1.J103 Feuille1.M103:Feuille1.N103 Feuille1.Q103:Feuille1.R103 Feuille1.T103:Feuille1.U103 Feuille1.X103:Feuille1.Y103 Feuille1.I104:Feuille1.J104 Feuille1.M104:Feuille1.N104 Feuille1.Q104:Feuille1.R104 Feuille1.T104:Feuille1.U104 Feuille1.X104:Feuille1.Y104 Feuille1.I105:Feuille1.J105 Feuille1.M105:Feuille1.N105 Feuille1.Q105:Feuille1.R105 Feuille1.T105:Feuille1.U105 Feuille1.X105:Feuille1.Y105 Feuille1.I106:Feuille1.J106 Feuille1.M106:Feuille1.N106 Feuille1.Q106:Feuille1.R106 Feuille1.T106:Feuille1.U106 Feuille1.X106:Feuille1.Y106 Feuille1.I107:Feuille1.J107 Feuille1.M107:Feuille1.N107 Feuille1.Q107:Feuille1.R107 Feuille1.T107:Feuille1.U107 Feuille1.X107:Feuille1.Y107 Feuille1.I108:Feuille1.J108 Feuille1.M108:Feuille1.N108 Feuille1.Q108:Feuille1.R108 Feuille1.T108:Feuille1.U108 Feuille1.X108:Feuille1.Y108 Feuille1.M109:Feuille1.N109 Feuille1.Q109:Feuille1.R109 Feuille1.T109:Feuille1.U109 Feuille1.X109:Feuille1.Y109 Feuille1.I110:Feuille1.J110 Feuille1.M110:Feuille1.N110 Feuille1.Q110:Feuille1.R110 Feuille1.T110:Feuille1.U110 Feuille1.X110:Feuille1.Y110 Feuille1.I111:Feuille1.J111 Feuille1.M111:Feuille1.N111 Feuille1.Q111:Feuille1.R111 Feuille1.T111:Feuille1.U111 Feuille1.X111:Feuille1.Y111">
            <calcext:condition calcext:apply-style-name="Cellule grisée" calcext:value="formula-is([Feuille1.C23]=0)" calcext:base-cell-address="Feuille1.E23"/>
          </calcext:conditional-format>
          <calcext:conditional-format calcext:target-range-address="Feuille1.E22:Feuille1.E22">
            <calcext:condition calcext:apply-style-name="Cellule grisée" calcext:value="formula-is([Feuille1.C22]=0)" calcext:base-cell-address="Feuille1.E22"/>
          </calcext:conditional-format>
          <calcext:conditional-format calcext:target-range-address="Feuille1.F21:Feuille1.F21 Feuille1.F23:Feuille1.F27 Feuille1.F29:Feuille1.F31 Feuille1.J31:Feuille1.J31 Feuille1.N31:Feuille1.N31 Feuille1.R31:Feuille1.R31 Feuille1.F32:Feuille1.F32 Feuille1.J32:Feuille1.J32 Feuille1.N32:Feuille1.N32 Feuille1.R32:Feuille1.R32 Feuille1.F33:Feuille1.F40 Feuille1.F43:Feuille1.F44 Feuille1.J44:Feuille1.J44 Feuille1.N44:Feuille1.N44 Feuille1.R44:Feuille1.R44 Feuille1.V44:Feuille1.V44 Feuille1.F45:Feuille1.F47 Feuille1.J47:Feuille1.J47 Feuille1.N47:Feuille1.N47 Feuille1.R47:Feuille1.R47 Feuille1.V47:Feuille1.V47 Feuille1.Z47:Feuille1.Z47 Feuille1.F48:Feuille1.F48 Feuille1.J48:Feuille1.J48 Feuille1.N48:Feuille1.N48 Feuille1.R48:Feuille1.R48 Feuille1.V48:Feuille1.V48 Feuille1.Z48:Feuille1.Z48 Feuille1.F49:Feuille1.F50 Feuille1.J50:Feuille1.J50 Feuille1.N50:Feuille1.N50 Feuille1.R50:Feuille1.R50 Feuille1.V50:Feuille1.V50 Feuille1.Z50:Feuille1.Z50 Feuille1.F51:Feuille1.F51 Feuille1.J51:Feuille1.J51 Feuille1.N51:Feuille1.N51 Feuille1.R51:Feuille1.R51 Feuille1.V51:Feuille1.V51 Feuille1.Z51:Feuille1.Z51 Feuille1.F52:Feuille1.F58 Feuille1.F66:Feuille1.F75 Feuille1.F81:Feuille1.F85 Feuille1.F91:Feuille1.F95 Feuille1.F101:Feuille1.F101 Feuille1.F103:Feuille1.F109 Feuille1.J109:Feuille1.J109 Feuille1.F110:Feuille1.F111">
            <calcext:condition calcext:apply-style-name="Cellule grisée" calcext:value="formula-is([Feuille1.C22]=0)" calcext:base-cell-address="Feuille1.F22"/>
          </calcext:conditional-format>
          <calcext:conditional-format calcext:target-range-address="Feuille1.F22:Feuille1.F22 Feuille1.F28:Feuille1.F28 Feuille1.U31:Feuille1.U31 Feuille1.Y31:Feuille1.Y31 Feuille1.U32:Feuille1.U32 Feuille1.Y32:Feuille1.Y32 Feuille1.Z38:Feuille1.Z38 Feuille1.Z44:Feuille1.Z44 Feuille1.F60:Feuille1.F65 Feuille1.F76:Feuille1.F80 Feuille1.F86:Feuille1.F90 Feuille1.F96:Feuille1.F100 Feuille1.F102:Feuille1.F102">
            <calcext:condition calcext:apply-style-name="Cellule grisée" calcext:value="formula-is([Feuille1.C22]=0)" calcext:base-cell-address="Feuille1.F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1:08:16.9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1:08:30.65</dc:date>
    <meta:editing-duration>PT5H43M31S</meta:editing-duration>
    <meta:editing-cycles>267</meta:editing-cycles>
    <meta:document-statistic meta:table-count="1" meta:cell-count="2991" meta:object-count="0"/>
  </office:meta>
</office:document-meta>
</file>